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Dashed_20__28_var_29_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232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4.849cm" fo:min-width="10.061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8.756cm" fo:min-width="1.81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31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0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5.2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7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1.6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6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7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8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9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2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fo:min-height="0.395cm"/>
    </style:style>
    <style:style style:name="gr45" style:family="graphic" style:parent-style-name="standard">
      <style:graphic-properties draw:stroke="none" svg:stroke-color="#000000" draw:fill="none" draw:fill-color="#ffffff" fo:min-height="0.789cm"/>
    </style:style>
    <style:style style:name="gr4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491cm" fo:min-width="5.835cm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8" style:family="graphic" style:parent-style-name="standard">
      <style:graphic-properties draw:fill="solid" draw:fill-color="#00cc00" draw:textarea-horizontal-align="justify" draw:textarea-vertical-align="middle" draw:auto-grow-height="false" fo:min-height="0.03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5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454cm" fo:min-width="2.595cm" fo:padding-top="0.175cm" fo:padding-bottom="0.175cm" fo:padding-left="0.3cm" fo:padding-right="0.3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57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3.245cm" fo:padding-top="0.13cm" fo:padding-bottom="0.13cm" fo:padding-left="0.255cm" fo:padding-right="0.25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60" style:family="graphic" style:parent-style-name="standard">
      <style:graphic-properties draw:stroke="none" svg:stroke-color="#000000" draw:fill="none" draw:fill-color="#ffffff" fo:min-height="0.319cm"/>
    </style:style>
    <style:style style:name="gr61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01cm" fo:min-width="3.245cm" fo:padding-top="0.13cm" fo:padding-bottom="0.13cm" fo:padding-left="0.255cm" fo:padding-right="0.255cm"/>
    </style:style>
    <style:style style:name="gr62" style:family="graphic" style:parent-style-name="standard">
      <style:graphic-properties draw:stroke="none" svg:stroke-color="#000000" draw:fill="none" draw:fill-color="#ffffff" fo:min-height="0.556cm"/>
    </style:style>
    <style:style style:name="gr63" style:family="graphic" style:parent-style-name="standard">
      <style:graphic-properties draw:stroke="none" svg:stroke-color="#000000" draw:fill="none" draw:fill-color="#ffffff" fo:min-height="0.239cm"/>
    </style:style>
    <style:style style:name="gr64" style:family="graphic" style:parent-style-name="standard">
      <style:graphic-properties draw:textarea-horizontal-align="justify" draw:textarea-vertical-align="middle" draw:auto-grow-height="false" fo:min-height="1.218cm" fo:min-width="0.508cm"/>
    </style:style>
    <style:style style:name="gr65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66" style:family="graphic" style:parent-style-name="objectwithoutfill">
      <style:graphic-properties svg:stroke-width="0.05cm" svg:stroke-color="#00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cm" svg:stroke-color="#000000" draw:marker-start="Reversed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2.71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209cm" fo:min-width="1.811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82cm"/>
    </style:style>
    <style:style style:name="gr7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08cm" fo:min-width="4.869cm" fo:padding-top="0.175cm" fo:padding-bottom="0.175cm" fo:padding-left="0.3cm" fo:padding-right="0.3cm"/>
    </style:style>
    <style:style style:name="gr72" style:family="graphic" style:parent-style-name="standard">
      <style:graphic-properties draw:stroke="none" draw:fill="none" fo:min-height="0.789cm"/>
    </style:style>
    <style:style style:name="gr73" style:family="graphic" style:parent-style-name="standard">
      <style:graphic-properties draw:stroke="none" svg:stroke-color="#000000" draw:fill="none" draw:fill-color="#ffffff" fo:min-height="0.213cm"/>
    </style:style>
    <style:style style:name="gr7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963cm" fo:min-width="1.685cm" fo:padding-top="0.175cm" fo:padding-bottom="0.175cm" fo:padding-left="0.3cm" fo:padding-right="0.3cm"/>
    </style:style>
    <style:style style:name="gr75" style:family="graphic" style:parent-style-name="standard">
      <style:graphic-properties svg:stroke-width="0.05cm" svg:stroke-color="#000000" draw:marker-start-width="0.155cm" draw:marker-end="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76" style:family="graphic" style:parent-style-name="objectwithoutfill">
      <style:graphic-properties svg:stroke-width="0.05cm" svg:stroke-color="#000000" draw:marker-start-width="0.155cm" draw:marker-end="" draw:marker-end-width="0.155cm" svg:stroke-opacity="100%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2cm" svg:stroke-color="#000000" draw:marker-start-width="0.075cm" draw:marker-end="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8" style:family="graphic" style:parent-style-name="objectwithoutfill">
      <style:graphic-properties svg:stroke-width="0.02cm" svg:stroke-color="#000000" draw:marker-start-width="0.075cm" draw:marker-end="" draw:marker-end-width="0.075cm" svg:stroke-opacity="100%" draw:fill="none" draw:textarea-vertical-align="middle" fo:padding-top="0.135cm" fo:padding-bottom="0.135cm" fo:padding-left="0.26cm" fo:padding-right="0.26cm"/>
    </style:style>
    <style:style style:name="gr79" style:family="graphic" style:parent-style-name="standard">
      <style:graphic-properties draw:stroke="none" svg:stroke-color="#000000" draw:marker-end="" draw:fill="none" draw:fill-color="#ffffff" fo:min-height="0.135cm"/>
    </style:style>
    <style:style style:name="gr80" style:family="graphic" style:parent-style-name="standard">
      <style:graphic-properties draw:stroke="none" svg:stroke-color="#000000" draw:marker-end="" draw:fill="none" draw:fill-color="#ffffff" fo:min-height="0.12cm"/>
    </style:style>
    <style:style style:name="gr8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8cm" fo:min-width="2.595cm" fo:padding-top="0.175cm" fo:padding-bottom="0.175cm" fo:padding-left="0.3cm" fo:padding-right="0.3cm"/>
    </style:style>
    <style:style style:name="gr82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5.111cm" fo:min-width="3.245cm" fo:padding-top="0.13cm" fo:padding-bottom="0.13cm" fo:padding-left="0.255cm" fo:padding-right="0.25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05cm"/>
    </style:style>
    <style:style style:name="gr8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704cm" fo:min-width="2.595cm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823cm" fo:min-width="1.685cm" fo:padding-top="0.175cm" fo:padding-bottom="0.175cm" fo:padding-left="0.3cm" fo:padding-right="0.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8cm" fo:min-width="0cm"/>
    </style:style>
    <style:style style:name="gr8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033cm" fo:min-width="7.822cm" fo:padding-top="0.15cm" fo:padding-bottom="0.15cm" fo:padding-left="0.275cm" fo:padding-right="0.275cm"/>
    </style:style>
    <style:style style:name="gr8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6.479cm" fo:min-width="5.629cm" fo:padding-top="0.15cm" fo:padding-bottom="0.15cm" fo:padding-left="0.275cm" fo:padding-right="0.275cm"/>
    </style:style>
    <style:style style:name="gr9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936cm" fo:min-width="4.768cm" fo:padding-top="0.175cm" fo:padding-bottom="0.175cm" fo:padding-left="0.3cm" fo:padding-right="0.3cm"/>
    </style:style>
    <style:style style:name="gr91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4.69cm" fo:min-width="4.576cm" fo:padding-top="0.15cm" fo:padding-bottom="0.15cm" fo:padding-left="0.275cm" fo:padding-right="0.275cm"/>
    </style:style>
    <style:style style:name="gr92" style:family="graphic" style:parent-style-name="objectwithoutfill">
      <style:graphic-properties svg:stroke-width="0.05cm" svg:stroke-color="#000000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text-properties fo:font-size="6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996600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2cm" svg:y1="18.808cm" svg:x2="7.841cm" svg:y2="18.812cm">
          <text:p/>
        </draw:line>
        <draw:line draw:style-name="gr2" draw:text-style-name="P1" draw:layer="layout" svg:x1="10.792cm" svg:y1="4.759cm" svg:x2="10.26cm" svg:y2="5.549cm">
          <text:p/>
        </draw:line>
        <draw:line draw:style-name="gr2" draw:text-style-name="P1" draw:layer="layout" svg:x1="10.298cm" svg:y1="2.972cm" svg:x2="10.789cm" svg:y2="4.042cm">
          <text:p/>
        </draw:line>
        <draw:line draw:style-name="gr3" draw:text-style-name="P1" draw:layer="layout" svg:x1="6.459cm" svg:y1="24.678cm" svg:x2="8.067cm" svg:y2="24.684cm">
          <text:p/>
        </draw:line>
        <draw:line draw:style-name="gr3" draw:text-style-name="P1" draw:layer="layout" svg:x1="6.435cm" svg:y1="23.88cm" svg:x2="8.043cm" svg:y2="23.886cm">
          <text:p/>
        </draw:line>
        <draw:line draw:style-name="gr1" draw:text-style-name="P1" draw:layer="layout" svg:x1="4.812cm" svg:y1="17.776cm" svg:x2="7.428cm" svg:y2="17.795cm">
          <text:p/>
        </draw:line>
        <draw:line draw:style-name="gr2" draw:text-style-name="P1" draw:layer="layout" svg:x1="12.92cm" svg:y1="11.523cm" svg:x2="17.993cm" svg:y2="11.512cm">
          <text:p/>
        </draw:line>
        <draw:line draw:style-name="gr2" draw:text-style-name="P1" draw:layer="layout" svg:x1="13.824cm" svg:y1="24.767cm" svg:x2="17.603cm" svg:y2="24.784cm">
          <text:p/>
        </draw:line>
        <draw:line draw:style-name="gr2" draw:text-style-name="P1" draw:layer="layout" svg:x1="13.584cm" svg:y1="8.124cm" svg:x2="17.992cm" svg:y2="8.133cm">
          <text:p/>
        </draw:line>
        <draw:line draw:style-name="gr2" draw:text-style-name="P1" draw:layer="layout" svg:x1="12.067cm" svg:y1="10.469cm" svg:x2="17.177cm" svg:y2="10.461cm">
          <text:p/>
        </draw:line>
        <draw:line draw:style-name="gr4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744cm">
          <text:p/>
        </draw:line>
        <draw:line draw:style-name="gr2" draw:text-style-name="P1" draw:layer="layout" svg:x1="12.079cm" svg:y1="9.391cm" svg:x2="17.2cm" svg:y2="9.417cm">
          <text:p/>
        </draw:line>
        <draw:custom-shape draw:style-name="gr5" draw:text-style-name="P2" draw:layer="layout" svg:width="0.41cm" svg:height="23.532cm" svg:x="15.611cm" svg:y="3.70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4.069cm" svg:x2="17.609cm" svg:y2="4.023cm">
          <text:p/>
        </draw:line>
        <draw:line draw:style-name="gr6" draw:text-style-name="P1" draw:layer="layout" svg:x1="13.611cm" svg:y1="5.414cm" svg:x2="17.755cm" svg:y2="5.414cm">
          <text:p/>
        </draw:line>
        <draw:line draw:style-name="gr2" draw:text-style-name="P1" draw:layer="layout" svg:x1="8.212cm" svg:y1="9.415cm" svg:x2="3.865cm" svg:y2="9.402cm">
          <text:p/>
        </draw:line>
        <draw:custom-shape draw:style-name="gr7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4cm" svg:y1="25.523cm" svg:x2="17.603cm" svg:y2="25.54cm">
          <text:p/>
        </draw:line>
        <draw:line draw:style-name="gr2" draw:text-style-name="P1" draw:layer="layout" svg:x1="13.815cm" svg:y1="26.373cm" svg:x2="17.594cm" svg:y2="26.39cm">
          <text:p/>
        </draw:line>
        <draw:custom-shape draw:style-name="gr9" draw:text-style-name="P4" draw:layer="layout" svg:width="2.361cm" svg:height="19.056cm" svg:x="1.442cm" svg:y="6.305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4.151cm" svg:x2="2.237cm" svg:y2="6.316cm">
          <text:p/>
        </draw:line>
        <draw:frame draw:style-name="gr10" draw:text-style-name="P5" draw:layer="layout" svg:width="1.851cm" svg:height="0.645cm" svg:x="3.764cm" svg:y="8.908cm">
          <draw:text-box>
            <text:p><text:span text:style-name="T2">GPIO 5</text:span></text:p>
          </draw:text-box>
        </draw:frame>
        <draw:frame draw:style-name="gr11" draw:text-style-name="P5" draw:layer="layout" svg:width="0.975cm" svg:height="0.645cm" svg:x="3.02cm" svg:y="8.851cm">
          <draw:text-box>
            <text:p><text:span text:style-name="T2">29</text:span></text:p>
          </draw:text-box>
        </draw:frame>
        <draw:line draw:style-name="gr2" draw:text-style-name="P1" draw:layer="layout" svg:x1="3.888cm" svg:y1="10.46cm" svg:x2="8.327cm" svg:y2="10.472cm">
          <text:p/>
        </draw:line>
        <draw:frame draw:style-name="gr12" draw:text-style-name="P5" draw:layer="layout" svg:width="1.869cm" svg:height="0.645cm" svg:x="3.708cm" svg:y="9.97cm">
          <draw:text-box>
            <text:p><text:span text:style-name="T2">GPIO 18</text:span></text:p>
          </draw:text-box>
        </draw:frame>
        <draw:custom-shape draw:style-name="gr13" draw:text-style-name="P3" draw:layer="layout" svg:width="0.289cm" svg:height="0.289cm" svg:x="3.67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891cm" svg:height="0.645cm" svg:x="3.057cm" svg:y="9.867cm">
          <draw:text-box>
            <text:p><text:span text:style-name="T2">12</text:span></text:p>
          </draw:text-box>
        </draw:frame>
        <draw:line draw:style-name="gr2" draw:text-style-name="P1" draw:layer="layout" svg:x1="2.906cm" svg:y1="4.864cm" svg:x2="2.896cm" svg:y2="6.31cm">
          <text:p/>
        </draw:line>
        <draw:frame draw:style-name="gr15" draw:text-style-name="P6" draw:layer="layout" svg:width="17.931cm" svg:height="0.962cm" svg:x="1.222cm" svg:y="27.696cm">
          <draw:text-box>
            <text:p text:style-name="P3"><text:span text:style-name="T3">Sensor and Control Assembly </text:span><text:span text:style-name="T1">Circuit (Standard Configuration)</text:span></text:p>
          </draw:text-box>
        </draw:frame>
        <draw:custom-shape draw:style-name="gr16" draw:text-style-name="P7" draw:layer="layout" svg:width="1.553cm" svg:height="1.315cm" svg:x="17.567cm" svg:y="3.724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027cm" svg:height="0.645cm" svg:x="16.529cm" svg:y="4.182cm">
          <draw:text-box>
            <text:p><text:span text:style-name="T2">0 V</text:span></text:p>
          </draw:text-box>
        </draw:frame>
        <draw:line draw:style-name="gr2" draw:text-style-name="P1" draw:layer="layout" svg:x1="12.144cm" svg:y1="14.365cm" svg:x2="16.702cm" svg:y2="14.346cm">
          <text:p/>
        </draw:line>
        <draw:custom-shape draw:style-name="gr13" draw:text-style-name="P3" draw:layer="layout" svg:width="0.289cm" svg:height="0.289cm" svg:x="3.63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9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20" draw:text-style-name="P5" draw:layer="layout" svg:width="1.425cm" svg:height="0.645cm" svg:x="16.337cm" svg:y="3.547cm">
          <draw:text-box>
            <text:p><text:span text:style-name="T2">+12 V</text:span></text:p>
          </draw:text-box>
        </draw:frame>
        <draw:custom-shape draw:style-name="gr21" draw:text-style-name="P1" draw:layer="layout" svg:width="5.8cm" svg:height="4.063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4.439cm" svg:height="1.673cm" svg:x="8.557cm" svg:y="24.314cm">
          <draw:text-box>
            <text:p text:style-name="P3"><text:span text:style-name="T4">ADS1115 A/D</text:span></text:p>
            <text:p text:style-name="P3"><text:span text:style-name="T4">Board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2cm" svg:y1="23.935cm" svg:x2="17.611cm" svg:y2="23.952cm">
          <text:p/>
        </draw:line>
        <draw:frame draw:style-name="gr24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27" draw:text-style-name="P1" draw:layer="layout" svg:x1="3.899cm" svg:y1="24.68cm" svg:x2="6.623cm" svg:y2="24.675cm">
          <text:p/>
        </draw:line>
        <draw:custom-shape draw:style-name="gr13" draw:text-style-name="P3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3.804cm" svg:y1="23.877cm" svg:x2="6.559cm" svg:y2="23.865cm">
          <text:p/>
        </draw:line>
        <draw:custom-shape draw:style-name="gr13" draw:text-style-name="P3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8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9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30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9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30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31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3" draw:text-style-name="P3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3" draw:text-style-name="P1" draw:layer="layout" svg:width="2.546cm" svg:height="2.276cm" svg:x="5.342cm" svg:y="3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2.714cm" svg:height="1.916cm" svg:x="5.242cm" svg:y="3.445cm">
          <draw:text-box>
            <text:p text:style-name="P3"><text:span text:style-name="T5">DC/DC Buck Converter</text:span></text:p>
          </draw:text-box>
        </draw:frame>
        <draw:line draw:style-name="gr2" draw:text-style-name="P1" draw:layer="layout" svg:x1="8.02cm" svg:y1="4.767cm" svg:x2="17.58cm" svg:y2="4.722cm">
          <text:p/>
        </draw:line>
        <draw:line draw:style-name="gr2" draw:text-style-name="P1" draw:layer="layout" svg:x1="2.895cm" svg:y1="4.866cm" svg:x2="5.18cm" svg:y2="4.862cm">
          <text:p/>
        </draw:line>
        <draw:line draw:style-name="gr2" draw:text-style-name="P1" draw:layer="layout" svg:x1="2.239cm" svg:y1="4.17cm" svg:x2="5.192cm" svg:y2="4.163cm">
          <text:p/>
        </draw:line>
        <draw:frame draw:style-name="gr35" draw:text-style-name="P5" draw:layer="layout" svg:width="1.67cm" svg:height="0.645cm" svg:x="2.764cm" svg:y="5.674cm">
          <draw:text-box>
            <text:p><text:span text:style-name="T2">0 V (Pi)</text:span></text:p>
          </draw:text-box>
        </draw:frame>
        <draw:frame draw:style-name="gr36" draw:text-style-name="P5" draw:layer="layout" svg:width="1.438cm" svg:height="0.645cm" svg:x="1.184cm" svg:y="5.722cm">
          <draw:text-box>
            <text:p><text:span text:style-name="T2">+5 V</text:span></text:p>
          </draw:text-box>
        </draw:frame>
        <draw:custom-shape draw:style-name="gr37" draw:text-style-name="P10" draw:layer="layout" svg:width="0.939cm" svg:height="0.346cm" svg:x="2.126cm" svg:y="6.133cm">
          <text:p text:style-name="P3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.244cm" svg:height="0.645cm" svg:x="15.22cm" svg:y="2.948cm">
          <draw:text-box>
            <text:p text:style-name="P3"><text:span text:style-name="T7">TB1</text:span></text:p>
          </draw:text-box>
        </draw:frame>
        <draw:g>
          <draw:custom-shape draw:style-name="gr39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6cm" svg:y1="14.278cm" svg:x2="15.907cm" svg:y2="14.387cm">
            <text:p/>
          </draw:line>
          <draw:line draw:style-name="gr40" draw:text-style-name="P1" draw:layer="layout" svg:x1="15.776cm" svg:y1="14.3cm" svg:x2="15.887cm" svg:y2="14.409cm">
            <text:p/>
          </draw:line>
        </draw:g>
        <draw:g>
          <draw:custom-shape draw:style-name="gr41" draw:text-style-name="P12" draw:layer="layout" svg:width="0.155cm" svg:height="0.16cm" svg:x="15.735cm" svg:y="3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66cm" svg:y1="3.997cm" svg:x2="15.877cm" svg:y2="4.106cm">
            <text:p/>
          </draw:line>
          <draw:line draw:style-name="gr42" draw:text-style-name="P1" draw:layer="layout" svg:x1="15.746cm" svg:y1="4.019cm" svg:x2="15.857cm" svg:y2="4.128cm">
            <text:p/>
          </draw:line>
        </draw:g>
        <draw:g>
          <draw:custom-shape draw:style-name="gr39" draw:text-style-name="P12" draw:layer="layout" svg:width="0.155cm" svg:height="0.16cm" svg:x="15.733cm" svg:y="3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4cm" svg:y1="3.997cm" svg:x2="15.875cm" svg:y2="4.106cm">
            <text:p/>
          </draw:line>
          <draw:line draw:style-name="gr40" draw:text-style-name="P1" draw:layer="layout" svg:x1="15.744cm" svg:y1="4.019cm" svg:x2="15.855cm" svg:y2="4.128cm">
            <text:p/>
          </draw:line>
        </draw:g>
        <draw:g>
          <draw:custom-shape draw:style-name="gr39" draw:text-style-name="P12" draw:layer="layout" svg:width="0.155cm" svg:height="0.16cm" svg:x="15.735cm" svg:y="4.6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4.678cm" svg:x2="15.877cm" svg:y2="4.787cm">
            <text:p/>
          </draw:line>
          <draw:line draw:style-name="gr40" draw:text-style-name="P1" draw:layer="layout" svg:x1="15.746cm" svg:y1="4.7cm" svg:x2="15.857cm" svg:y2="4.80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3" draw:text-style-name="P3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4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3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861cm" svg:x2="15.921cm" svg:y2="23.97cm">
            <text:p/>
          </draw:line>
          <draw:line draw:style-name="gr40" draw:text-style-name="P1" draw:layer="layout" svg:x1="15.79cm" svg:y1="23.883cm" svg:x2="15.901cm" svg:y2="23.992cm">
            <text:p/>
          </draw:line>
        </draw:g>
        <draw:frame draw:style-name="gr44" draw:text-style-name="P5" draw:layer="layout" svg:width="0.635cm" svg:height="0.645cm" svg:x="15.489cm" svg:y="4.011cm">
          <draw:text-box>
            <text:p><text:span text:style-name="T2">1</text:span></text:p>
          </draw:text-box>
        </draw:frame>
        <draw:frame draw:style-name="gr44" draw:text-style-name="P5" draw:layer="layout" svg:width="0.673cm" svg:height="0.645cm" svg:x="15.479cm" svg:y="4.693cm">
          <draw:text-box>
            <text:p><text:span text:style-name="T2">2</text:span></text:p>
          </draw:text-box>
        </draw:frame>
        <draw:frame draw:style-name="gr44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4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3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93cm" svg:x2="15.902cm" svg:y2="24.802cm">
            <text:p/>
          </draw:line>
          <draw:line draw:style-name="gr40" draw:text-style-name="P1" draw:layer="layout" svg:x1="15.771cm" svg:y1="24.715cm" svg:x2="15.882cm" svg:y2="24.824cm">
            <text:p/>
          </draw:line>
        </draw:g>
        <draw:frame draw:style-name="gr44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9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449cm" svg:x2="15.902cm" svg:y2="25.558cm">
            <text:p/>
          </draw:line>
          <draw:line draw:style-name="gr40" draw:text-style-name="P1" draw:layer="layout" svg:x1="15.771cm" svg:y1="25.471cm" svg:x2="15.882cm" svg:y2="25.58cm">
            <text:p/>
          </draw:line>
        </draw:g>
        <draw:frame draw:style-name="gr44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9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99cm" svg:x2="15.883cm" svg:y2="26.408cm">
            <text:p/>
          </draw:line>
          <draw:line draw:style-name="gr40" draw:text-style-name="P1" draw:layer="layout" svg:x1="15.752cm" svg:y1="26.321cm" svg:x2="15.863cm" svg:y2="26.43cm">
            <text:p/>
          </draw:line>
        </draw:g>
        <draw:frame draw:style-name="gr45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9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cm" svg:y1="8.015cm" svg:x2="15.891cm" svg:y2="8.124cm">
            <text:p/>
          </draw:line>
          <draw:line draw:style-name="gr40" draw:text-style-name="P1" draw:layer="layout" svg:x1="15.76cm" svg:y1="8.037cm" svg:x2="15.871cm" svg:y2="8.146cm">
            <text:p/>
          </draw:line>
        </draw:g>
        <draw:frame draw:style-name="gr44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6" draw:text-style-name="P1" draw:layer="layout" svg:width="6.385cm" svg:height="4.791cm" svg:x="10.098cm" svg:y="2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6.093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43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2.285cm" svg:height="3.439cm" svg:x="17.561cm" svg:y="23.433cm">
          <text:p text:style-name="P3">Hall-</text:p>
          <text:p text:style-name="P3">Effect</text:p>
          <text:p text:style-name="P3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9.934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289cm" svg:height="0.289cm" svg:x="9.925cm" svg:y="4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12" draw:layer="layout" svg:width="0.155cm" svg:height="0.16cm" svg:x="15.727cm" svg:y="5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58cm" svg:y1="5.338cm" svg:x2="15.869cm" svg:y2="5.447cm">
            <text:p/>
          </draw:line>
          <draw:line draw:style-name="gr42" draw:text-style-name="P1" draw:layer="layout" svg:x1="15.738cm" svg:y1="5.36cm" svg:x2="15.849cm" svg:y2="5.469cm">
            <text:p/>
          </draw:line>
        </draw:g>
        <draw:g>
          <draw:custom-shape draw:style-name="gr39" draw:text-style-name="P12" draw:layer="layout" svg:width="0.155cm" svg:height="0.16cm" svg:x="15.725cm" svg:y="5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6cm" svg:y1="5.338cm" svg:x2="15.867cm" svg:y2="5.447cm">
            <text:p/>
          </draw:line>
          <draw:line draw:style-name="gr40" draw:text-style-name="P1" draw:layer="layout" svg:x1="15.736cm" svg:y1="5.36cm" svg:x2="15.847cm" svg:y2="5.469cm">
            <text:p/>
          </draw:line>
        </draw:g>
        <draw:frame draw:style-name="gr44" draw:text-style-name="P5" draw:layer="layout" svg:width="0.635cm" svg:height="0.645cm" svg:x="15.481cm" svg:y="5.352cm">
          <draw:text-box>
            <text:p><text:span text:style-name="T2">3</text:span></text:p>
          </draw:text-box>
        </draw:frame>
        <draw:line draw:style-name="gr6" draw:text-style-name="P1" draw:layer="layout" svg:x1="12.936cm" svg:y1="6.033cm" svg:x2="17.789cm" svg:y2="6.004cm">
          <text:p/>
        </draw:line>
        <draw:g>
          <draw:custom-shape draw:style-name="gr41" draw:text-style-name="P12" draw:layer="layout" svg:width="0.155cm" svg:height="0.16cm" svg:x="15.744cm" svg:y="5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75cm" svg:y1="5.935cm" svg:x2="15.886cm" svg:y2="6.044cm">
            <text:p/>
          </draw:line>
          <draw:line draw:style-name="gr42" draw:text-style-name="P1" draw:layer="layout" svg:x1="15.755cm" svg:y1="5.957cm" svg:x2="15.866cm" svg:y2="6.066cm">
            <text:p/>
          </draw:line>
        </draw:g>
        <draw:g>
          <draw:custom-shape draw:style-name="gr39" draw:text-style-name="P12" draw:layer="layout" svg:width="0.155cm" svg:height="0.16cm" svg:x="15.742cm" svg:y="5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3cm" svg:y1="5.935cm" svg:x2="15.884cm" svg:y2="6.044cm">
            <text:p/>
          </draw:line>
          <draw:line draw:style-name="gr40" draw:text-style-name="P1" draw:layer="layout" svg:x1="15.753cm" svg:y1="5.957cm" svg:x2="15.864cm" svg:y2="6.066cm">
            <text:p/>
          </draw:line>
        </draw:g>
        <draw:frame draw:style-name="gr44" draw:text-style-name="P5" draw:layer="layout" svg:width="0.635cm" svg:height="0.645cm" svg:x="15.456cm" svg:y="5.974cm">
          <draw:text-box>
            <text:p><text:span text:style-name="T2">4</text:span></text:p>
          </draw:text-box>
        </draw:frame>
        <draw:frame draw:style-name="gr49" draw:text-style-name="P5" draw:layer="layout" svg:width="2.194cm" svg:height="1.039cm" svg:x="17.541cm" svg:y="5.212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4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50" draw:text-style-name="P1" draw:layer="layout" svg:width="3.195cm" svg:height="2.804cm" svg:x="16.751cm" svg:y="13.964cm">
          <text:p text:style-name="P3">Composite</text:p>
          <text:p text:style-name="P3">Float</text:p>
          <text:p text:style-name="P3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984cm" svg:height="0.645cm" svg:x="13.775cm" svg:y="12.493cm">
          <draw:text-box>
            <text:p><text:span text:style-name="T2">1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2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3" draw:text-style-name="P3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3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51" draw:text-style-name="P14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04cm" svg:y1="11.37cm" svg:x2="8.292cm" svg:y2="11.358cm">
          <text:p/>
        </draw:line>
        <draw:frame draw:style-name="gr44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9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9.345cm" svg:x2="15.883cm" svg:y2="9.454cm">
            <text:p/>
          </draw:line>
          <draw:line draw:style-name="gr40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03cm" svg:y1="16.422cm" svg:x2="16.765cm" svg:y2="16.409cm">
          <text:p/>
        </draw:line>
        <draw:frame draw:style-name="gr44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24cm" svg:y1="16.344cm" svg:x2="15.935cm" svg:y2="16.453cm">
            <text:p/>
          </draw:line>
          <draw:line draw:style-name="gr40" draw:text-style-name="P1" draw:layer="layout" svg:x1="15.804cm" svg:y1="16.366cm" svg:x2="15.915cm" svg:y2="16.475cm">
            <text:p/>
          </draw:line>
        </draw:g>
        <draw:custom-shape draw:style-name="gr51" draw:text-style-name="P14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51" draw:text-style-name="P14" draw:layer="layout" svg:width="0.119cm" svg:height="0.108cm" svg:x="13.564cm" svg:y="3.9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881cm" svg:y="5.9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882cm" svg:y="4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3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custom-shape draw:style-name="gr55" draw:text-style-name="P16" draw:layer="layout" svg:width="1.557cm" svg:height="1.958cm" svg:x="17.22cm" svg:y="8.95cm">
          <text:p text:style-name="P3"><text:span text:style-name="T8">SSR</text:span></text:p>
          <text:p text:style-name="P3"><text:span text:style-name="T8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5cm" svg:y1="10.393cm" svg:x2="15.876cm" svg:y2="10.502cm">
            <text:p/>
          </draw:line>
          <draw:line draw:style-name="gr40" draw:text-style-name="P1" draw:layer="layout" svg:x1="15.745cm" svg:y1="10.415cm" svg:x2="15.856cm" svg:y2="10.524cm">
            <text:p/>
          </draw:line>
        </draw:g>
        <draw:g>
          <draw:custom-shape draw:style-name="gr39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2cm" svg:y1="11.438cm" svg:x2="15.893cm" svg:y2="11.547cm">
            <text:p/>
          </draw:line>
          <draw:line draw:style-name="gr40" draw:text-style-name="P1" draw:layer="layout" svg:x1="15.762cm" svg:y1="11.46cm" svg:x2="15.873cm" svg:y2="11.569cm">
            <text:p/>
          </draw:line>
        </draw:g>
        <draw:line draw:style-name="gr6" draw:text-style-name="P1" draw:layer="layout" svg:x1="18.817cm" svg:y1="9.381cm" svg:x2="19.924cm" svg:y2="9.374cm">
          <text:p/>
        </draw:line>
        <draw:line draw:style-name="gr6" draw:text-style-name="P1" draw:layer="layout" svg:x1="18.781cm" svg:y1="10.473cm" svg:x2="19.888cm" svg:y2="10.466cm">
          <text:p/>
        </draw:line>
        <draw:frame draw:style-name="gr56" draw:text-style-name="P17" draw:layer="layout" svg:width="1.256cm" svg:height="1.205cm" svg:x="18.769cm" svg:y="8.006cm">
          <draw:text-box>
            <text:p><text:span text:style-name="T9">To</text:span></text:p>
            <text:p><text:span text:style-name="T9">Butts Pump</text:span></text:p>
          </draw:text-box>
        </draw:frame>
        <draw:frame draw:style-name="gr56" draw:text-style-name="P17" draw:layer="layout" svg:width="1.256cm" svg:height="1.205cm" svg:x="18.729cm" svg:y="10.5cm">
          <draw:text-box>
            <text:p><text:span text:style-name="T9">To</text:span></text:p>
            <text:p><text:span text:style-name="T9">Main Pump</text:span></text:p>
          </draw:text-box>
        </draw:frame>
        <draw:frame draw:style-name="gr17" draw:text-style-name="P5" draw:layer="layout" svg:width="1.027cm" svg:height="0.645cm" svg:x="3.709cm" svg:y="7.97cm">
          <draw:text-box>
            <text:p><text:span text:style-name="T2">5 V</text:span></text:p>
          </draw:text-box>
        </draw:frame>
        <draw:custom-shape draw:style-name="gr13" draw:text-style-name="P3" draw:layer="layout" svg:width="0.289cm" svg:height="0.289cm" svg:x="3.635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0.697cm" svg:height="0.645cm" svg:x="3.16cm" svg:y="8.032cm">
          <draw:text-box>
            <text:p><text:span text:style-name="T2">2</text:span></text:p>
          </draw:text-box>
        </draw:frame>
        <draw:line draw:style-name="gr2" draw:text-style-name="P1" draw:layer="layout" svg:x1="3.914cm" svg:y1="8.619cm" svg:x2="8.323cm" svg:y2="8.621cm">
          <text:p/>
        </draw:line>
        <draw:line draw:style-name="gr2" draw:text-style-name="P1" draw:layer="layout" svg:x1="13.576cm" svg:y1="12.483cm" svg:x2="13.611cm" svg:y2="4.042cm">
          <text:p/>
        </draw:line>
        <draw:custom-shape draw:style-name="gr51" draw:text-style-name="P14" draw:layer="layout" svg:width="0.228cm" svg:height="0.227cm" svg:x="8.221cm" svg:y="9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144cm" svg:y="10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46cm" svg:y="8.5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39cm" svg:y="11.2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48cm" svg:y1="8.885cm" svg:x2="10.348cm" svg:y2="9.905cm">
          <text:p/>
        </draw:line>
        <draw:line draw:style-name="gr2" draw:text-style-name="P1" draw:layer="layout" svg:x1="10.348cm" svg:y1="8.899cm" svg:x2="11.08cm" svg:y2="9.429cm">
          <text:p/>
        </draw:line>
        <draw:line draw:style-name="gr2" draw:text-style-name="P1" draw:layer="layout" svg:x1="10.349cm" svg:y1="9.887cm" svg:x2="11.078cm" svg:y2="9.422cm">
          <text:p/>
        </draw:line>
        <draw:line draw:style-name="gr2" draw:text-style-name="P1" draw:layer="layout" svg:x1="9.807cm" svg:y1="9.911cm" svg:x2="9.807cm" svg:y2="10.931cm">
          <text:p/>
        </draw:line>
        <draw:line draw:style-name="gr2" draw:text-style-name="P1" draw:layer="layout" svg:x1="9.806cm" svg:y1="9.924cm" svg:x2="10.538cm" svg:y2="10.454cm">
          <text:p/>
        </draw:line>
        <draw:line draw:style-name="gr2" draw:text-style-name="P1" draw:layer="layout" svg:x1="9.808cm" svg:y1="10.913cm" svg:x2="10.537cm" svg:y2="10.448cm">
          <text:p/>
        </draw:line>
        <draw:line draw:style-name="gr2" draw:text-style-name="P1" draw:layer="layout" svg:x1="8.314cm" svg:y1="9.404cm" svg:x2="10.328cm" svg:y2="9.402cm">
          <text:p/>
        </draw:line>
        <draw:line draw:style-name="gr2" draw:text-style-name="P1" draw:layer="layout" svg:x1="11.093cm" svg:y1="9.426cm" svg:x2="12.102cm" svg:y2="9.428cm">
          <text:p/>
        </draw:line>
        <draw:line draw:style-name="gr2" draw:text-style-name="P1" draw:layer="layout" svg:x1="8.302cm" svg:y1="10.453cm" svg:x2="9.787cm" svg:y2="10.459cm">
          <text:p/>
        </draw:line>
        <draw:line draw:style-name="gr2" draw:text-style-name="P1" draw:layer="layout" svg:x1="10.525cm" svg:y1="10.446cm" svg:x2="12.07cm" svg:y2="10.454cm">
          <text:p/>
        </draw:line>
        <draw:custom-shape draw:style-name="gr57" draw:text-style-name="P1" draw:layer="layout" svg:width="3.755cm" svg:height="3.583cm" svg:x="8.349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11.948cm" svg:y="9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11.963cm" svg:y="10.3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8" draw:layer="layout" svg:width="1.418cm" svg:height="0.572cm" svg:x="7.769cm" svg:y="8.215cm">
          <draw:text-box>
            <text:p><text:span text:style-name="T6">14 <text:s text:c="2"/>Vcc</text:span></text:p>
          </draw:text-box>
        </draw:frame>
        <draw:frame draw:style-name="gr59" draw:text-style-name="P18" draw:layer="layout" svg:width="1.344cm" svg:height="0.489cm" svg:x="7.779cm" svg:y="8.99cm">
          <draw:text-box>
            <text:p><text:span text:style-name="T6">1 <text:s text:c="4"/>1A</text:span></text:p>
          </draw:text-box>
        </draw:frame>
        <draw:frame draw:style-name="gr59" draw:text-style-name="P18" draw:layer="layout" svg:width="1.493cm" svg:height="0.489cm" svg:x="7.799cm" svg:y="10.041cm">
          <draw:text-box>
            <text:p><text:span text:style-name="T6">3 <text:s text:c="4"/>2A</text:span></text:p>
          </draw:text-box>
        </draw:frame>
        <draw:frame draw:style-name="gr59" draw:text-style-name="P18" draw:layer="layout" svg:width="1.239cm" svg:height="0.489cm" svg:x="7.926cm" svg:y="10.934cm">
          <draw:text-box>
            <text:p><text:span text:style-name="T6">7 <text:s text:c="3"/>0 V</text:span></text:p>
          </draw:text-box>
        </draw:frame>
        <draw:frame draw:style-name="gr59" draw:text-style-name="P18" draw:layer="layout" svg:width="1.193cm" svg:height="0.489cm" svg:x="11.515cm" svg:y="8.96cm">
          <draw:text-box>
            <text:p><text:span text:style-name="T6">1Y <text:s text:c="3"/>2</text:span></text:p>
          </draw:text-box>
        </draw:frame>
        <draw:frame draw:style-name="gr59" draw:text-style-name="P18" draw:layer="layout" svg:width="1.193cm" svg:height="0.489cm" svg:x="11.537cm" svg:y="9.923cm">
          <draw:text-box>
            <text:p><text:span text:style-name="T6">2Y <text:s text:c="2"/>4</text:span></text:p>
          </draw:text-box>
        </draw:frame>
        <draw:frame draw:style-name="gr60" draw:text-style-name="P17" draw:layer="layout" svg:width="2.2cm" svg:height="0.569cm" svg:x="10.047cm" svg:y="8.137cm">
          <draw:text-box>
            <text:p><text:span text:style-name="T9">P/O SN5407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51" draw:text-style-name="P14" draw:layer="layout" svg:width="0.228cm" svg:height="0.227cm" svg:x="12.036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1.959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36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3.755cm" svg:height="3.27cm" svg:x="8.303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9" draw:text-style-name="P18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9" draw:text-style-name="P18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9" draw:text-style-name="P18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9" draw:text-style-name="P18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9" draw:text-style-name="P18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51" draw:text-style-name="P14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0.037cm" svg:y="3.274cm">
          <draw:text-box>
            <text:p><text:span text:style-name="T5">A</text:span></text:p>
          </draw:text-box>
        </draw:frame>
        <draw:frame draw:style-name="gr62" draw:text-style-name="P19" draw:layer="layout" svg:width="0.676cm" svg:height="0.806cm" svg:x="10.024cm" svg:y="4.07cm">
          <draw:text-box>
            <text:p><text:span text:style-name="T5">B</text:span></text:p>
          </draw:text-box>
        </draw:frame>
        <draw:frame draw:style-name="gr62" draw:text-style-name="P19" draw:layer="layout" svg:width="0.676cm" svg:height="0.806cm" svg:x="6.15cm" svg:y="7.792cm">
          <draw:text-box>
            <text:p><text:span text:style-name="T5">D</text:span></text:p>
          </draw:text-box>
        </draw:frame>
        <draw:frame draw:style-name="gr62" draw:text-style-name="P19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62" draw:text-style-name="P19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62" draw:text-style-name="P19" draw:layer="layout" svg:width="0.676cm" svg:height="0.806cm" svg:x="6.089cm" svg:y="8.708cm">
          <draw:text-box>
            <text:p><text:span text:style-name="T5">F</text:span></text:p>
          </draw:text-box>
        </draw:frame>
        <draw:frame draw:style-name="gr62" draw:text-style-name="P19" draw:layer="layout" svg:width="0.676cm" svg:height="0.806cm" svg:x="6.171cm" svg:y="9.746cm">
          <draw:text-box>
            <text:p><text:span text:style-name="T5">E</text:span></text:p>
          </draw:text-box>
        </draw:frame>
        <draw:frame draw:style-name="gr62" draw:text-style-name="P19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62" draw:text-style-name="P19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3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3.556cm" svg:y="5.3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8" draw:layer="layout" svg:width="1.089cm" svg:height="0.489cm" svg:x="16.341cm" svg:y="7.741cm">
          <draw:text-box>
            <text:p><text:span text:style-name="T6">+12 V</text:span></text:p>
          </draw:text-box>
        </draw:frame>
        <draw:frame draw:style-name="gr63" draw:text-style-name="P18" draw:layer="layout" svg:width="0.869cm" svg:height="0.489cm" svg:x="16.548cm" svg:y="11.067cm">
          <draw:text-box>
            <text:p><text:span text:style-name="T6">0 V</text:span></text:p>
          </draw:text-box>
        </draw:frame>
        <draw:frame draw:style-name="gr63" draw:text-style-name="P18" draw:layer="layout" svg:width="1.089cm" svg:height="0.489cm" svg:x="16.311cm" svg:y="8.951cm">
          <draw:text-box>
            <text:p><text:span text:style-name="T6">SSR1</text:span></text:p>
          </draw:text-box>
        </draw:frame>
        <draw:frame draw:style-name="gr63" draw:text-style-name="P18" draw:layer="layout" svg:width="1.089cm" svg:height="0.489cm" svg:x="16.326cm" svg:y="10.025cm">
          <draw:text-box>
            <text:p><text:span text:style-name="T6">SSR2</text:span></text:p>
          </draw:text-box>
        </draw:frame>
        <draw:line draw:style-name="gr2" draw:text-style-name="P1" draw:layer="layout" svg:x1="17.974cm" svg:y1="11.525cm" svg:x2="17.974cm" svg:y2="10.902cm">
          <text:p/>
        </draw:line>
        <draw:line draw:style-name="gr2" draw:text-style-name="P1" draw:layer="layout" svg:x1="17.984cm" svg:y1="8.951cm" svg:x2="17.977cm" svg:y2="8.111cm">
          <text:p/>
        </draw:line>
        <draw:frame draw:style-name="gr62" draw:text-style-name="P19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62" draw:text-style-name="P19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62" draw:text-style-name="P19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62" draw:text-style-name="P19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4" draw:text-style-name="P20" draw:layer="layout" svg:width="1.008cm" svg:height="1.468cm" svg:x="14.281cm" svg:y="5.056cm">
          <text:p text:style-name="P3"><text:span text:style-name="T2">Low</text:span></text:p>
          <text:p text:style-name="P3"><text:span text:style-name="T2">Pass</text:span></text:p>
          <text:p text:style-name="P3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6.677cm" svg:y2="15.409cm">
          <text:p/>
        </draw:line>
        <draw:frame draw:style-name="gr44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9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6cm" svg:y1="15.351cm" svg:x2="15.887cm" svg:y2="15.46cm">
            <text:p/>
          </draw:line>
          <draw:line draw:style-name="gr40" draw:text-style-name="P1" draw:layer="layout" svg:x1="15.756cm" svg:y1="15.373cm" svg:x2="15.867cm" svg:y2="15.482cm">
            <text:p/>
          </draw:line>
        </draw:g>
        <draw:frame draw:style-name="gr10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3" draw:text-style-name="P15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7cm" svg:y2="8.107cm">
          <text:p/>
        </draw:line>
        <draw:custom-shape draw:style-name="gr51" draw:text-style-name="P14" draw:layer="layout" svg:width="0.09cm" svg:height="0.108cm" svg:x="14.933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1.606cm" svg:height="0.489cm" svg:x="13.481cm" svg:y="15.981cm">
          <draw:text-box>
            <text:p><text:span text:style-name="T6">Com (Blue)</text:span></text:p>
          </draw:text-box>
        </draw:frame>
        <draw:frame draw:style-name="gr59" draw:text-style-name="P18" draw:layer="layout" svg:width="1.69cm" svg:height="0.489cm" svg:x="13.436cm" svg:y="15.001cm">
          <draw:text-box>
            <text:p><text:span text:style-name="T6">Min (Brown)</text:span></text:p>
          </draw:text-box>
        </draw:frame>
        <draw:frame draw:style-name="gr59" draw:text-style-name="P18" draw:layer="layout" svg:width="1.858cm" svg:height="0.489cm" svg:x="13.436cm" svg:y="14.322cm">
          <draw:text-box>
            <text:p><text:span text:style-name="T6">Max (Orange)</text:span></text:p>
          </draw:text-box>
        </draw:frame>
        <draw:line draw:style-name="gr2" draw:text-style-name="P1" draw:layer="layout" svg:x1="3.842cm" svg:y1="15.428cm" svg:x2="9.468cm" svg:y2="15.438cm">
          <text:p/>
        </draw:line>
        <draw:frame draw:style-name="gr52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3" draw:text-style-name="P3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62" draw:text-style-name="P19" draw:layer="layout" svg:width="0.719cm" svg:height="0.806cm" svg:x="5.983cm" svg:y="14.676cm">
          <draw:text-box>
            <text:p><text:span text:style-name="T5">N</text:span></text:p>
          </draw:text-box>
        </draw:frame>
        <draw:custom-shape draw:style-name="gr43" draw:text-style-name="P13" draw:layer="layout" svg:width="0.289cm" svg:height="0.289cm" svg:x="6.03cm" svg:y="8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7" draw:layer="layout" svg:width="2.467cm" svg:height="0.569cm" svg:x="9.505cm" svg:y="13.374cm">
          <draw:text-box>
            <text:p><text:span text:style-name="T9">P/O 74HC4050</text:span></text:p>
          </draw:text-box>
        </draw:frame>
        <draw:frame draw:style-name="gr62" draw:text-style-name="P19" draw:layer="layout" svg:width="0.676cm" svg:height="0.806cm" svg:x="6.056cm" svg:y="17.142cm">
          <draw:text-box>
            <text:p><text:span text:style-name="T5">C</text:span></text:p>
          </draw:text-box>
        </draw:frame>
        <draw:custom-shape draw:style-name="gr65" draw:text-style-name="P21" draw:layer="layout" svg:width="0.289cm" svg:height="0.289cm" svg:x="6.053cm" svg:y="17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5" draw:layer="layout" svg:width="3.727cm" svg:height="0.806cm" svg:x="3.768cm" svg:y="18.025cm">
          <draw:text-box>
            <text:p><text:span text:style-name="T2">To Mezzanine</text:span></text:p>
          </draw:text-box>
        </draw:frame>
        <draw:custom-shape draw:style-name="gr65" draw:text-style-name="P21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078cm" svg:y="23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066cm" svg:y="24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5" draw:layer="layout" svg:width="3.911cm" svg:height="0.645cm" svg:x="3.976cm" svg:y="24.975cm">
          <draw:text-box>
            <text:p><text:span text:style-name="T2">To / From Mezzanine </text:span></text:p>
          </draw:text-box>
        </draw:frame>
        <draw:frame draw:style-name="gr62" draw:text-style-name="P19" draw:layer="layout" svg:width="0.676cm" svg:height="0.806cm" svg:x="5.019cm" svg:y="23.16cm">
          <draw:text-box>
            <text:p><text:span text:style-name="T5">P</text:span></text:p>
          </draw:text-box>
        </draw:frame>
        <draw:frame draw:style-name="gr62" draw:text-style-name="P19" draw:layer="layout" svg:width="0.676cm" svg:height="0.806cm" svg:x="4.946cm" svg:y="23.896cm">
          <draw:text-box>
            <text:p><text:span text:style-name="T5">Q</text:span></text:p>
          </draw:text-box>
        </draw:frame>
        <draw:custom-shape draw:style-name="gr51" draw:text-style-name="P14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6.056cm" svg:y="18.667cm">
          <draw:text-box>
            <text:p><text:span text:style-name="T5">G</text:span></text:p>
          </draw:text-box>
        </draw:frame>
        <draw:custom-shape draw:style-name="gr65" draw:text-style-name="P21" draw:layer="layout" svg:width="0.289cm" svg:height="0.289cm" svg:x="10.646cm" svg:y="4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0.646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10.267cm" svg:y1="5.54cm" svg:x2="9.257cm" svg:y2="5.549cm">
          <text:p/>
        </draw:line>
        <draw:line draw:style-name="gr66" draw:text-style-name="P1" draw:layer="layout" svg:x1="10.286cm" svg:y1="2.973cm" svg:x2="9.276cm" svg:y2="2.982cm">
          <text:p/>
        </draw:line>
        <draw:frame draw:style-name="gr62" draw:text-style-name="P5" draw:layer="layout" svg:width="3.684cm" svg:height="0.806cm" svg:x="7.45cm" svg:y="2.122cm">
          <draw:text-box>
            <text:p><text:span text:style-name="T2">To Mezzanine </text:span></text:p>
          </draw:text-box>
        </draw:frame>
        <draw:frame draw:style-name="gr62" draw:text-style-name="P19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51" draw:text-style-name="P14" draw:layer="layout" svg:width="0.09cm" svg:height="0.108cm" svg:x="12.88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368cm" svg:y="17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4.268cm" svg:height="0.806cm" svg:x="11.261cm" svg:y="2.55cm">
          <draw:text-box>
            <text:p><text:span text:style-name="T5">Main Veroboard </text:span></text:p>
          </draw:text-box>
        </draw:frame>
      </draw:page>
      <draw:page draw:name="page2" draw:style-name="dp1" draw:master-page-name="Default">
        <draw:line draw:style-name="gr2" draw:text-style-name="P1" draw:layer="layout" svg:x1="9.042cm" svg:y1="21.334cm" svg:x2="9.058cm" svg:y2="23.432cm">
          <text:p/>
        </draw:line>
        <draw:line draw:style-name="gr2" draw:text-style-name="P1" draw:layer="layout" svg:x1="8.998cm" svg:y1="18.18cm" svg:x2="9.022cm" svg:y2="20.745cm">
          <text:p/>
        </draw:line>
        <draw:line draw:style-name="gr2" draw:text-style-name="P1" draw:layer="layout" svg:x1="10.612cm" svg:y1="16.906cm" svg:x2="17.634cm" svg:y2="16.923cm">
          <text:p/>
        </draw:line>
        <draw:line draw:style-name="gr2" draw:text-style-name="P1" draw:layer="layout" svg:x1="10.572cm" svg:y1="15.33cm" svg:x2="17.649cm" svg:y2="15.335cm">
          <text:p/>
        </draw:line>
        <draw:line draw:style-name="gr4" draw:text-style-name="P1" draw:layer="layout" svg:x1="13.954cm" svg:y1="14.344cm" svg:x2="17.573cm" svg:y2="14.339cm">
          <text:p/>
        </draw:line>
        <draw:line draw:style-name="gr2" draw:text-style-name="P1" draw:layer="layout" svg:x1="14.698cm" svg:y1="13.715cm" svg:x2="17.548cm" svg:y2="13.72cm">
          <text:p/>
        </draw:line>
        <draw:line draw:style-name="gr2" draw:text-style-name="P1" draw:layer="layout" svg:x1="6.34cm" svg:y1="18.228cm" svg:x2="6.306cm" svg:y2="23.374cm">
          <text:p/>
        </draw:line>
        <draw:line draw:style-name="gr67" draw:text-style-name="P1" draw:layer="layout" svg:x1="9.917cm" svg:y1="12.739cm" svg:x2="13.962cm" svg:y2="12.788cm">
          <text:p/>
        </draw:line>
        <draw:line draw:style-name="gr67" draw:text-style-name="P1" draw:layer="layout" svg:x1="9.934cm" svg:y1="12.114cm" svg:x2="14.696cm" svg:y2="12.147cm">
          <text:p/>
        </draw:line>
        <draw:line draw:style-name="gr2" draw:text-style-name="P1" draw:layer="layout" svg:x1="12.476cm" svg:y1="9.339cm" svg:x2="16.787cm" svg:y2="9.36cm">
          <text:p/>
        </draw:line>
        <draw:line draw:style-name="gr2" draw:text-style-name="P1" draw:layer="layout" svg:x1="10.509cm" svg:y1="7.241cm" svg:x2="16.724cm" svg:y2="7.297cm">
          <text:p/>
        </draw:line>
        <draw:line draw:style-name="gr2" draw:text-style-name="P1" draw:layer="layout" svg:x1="10.612cm" svg:y1="16.15cm" svg:x2="17.634cm" svg:y2="16.167cm">
          <text:p/>
        </draw:line>
        <draw:line draw:style-name="gr67" draw:text-style-name="P1" draw:layer="layout" svg:x1="1.834cm" svg:y1="22.027cm" svg:x2="6.3cm" svg:y2="22.052cm">
          <text:p/>
        </draw:line>
        <draw:custom-shape draw:style-name="gr68" draw:text-style-name="P2" draw:layer="layout" svg:width="0.41cm" svg:height="23.01cm" svg:x="15.611cm" svg:y="3.78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81cm" svg:y1="22.145cm" svg:x2="17.532cm" svg:y2="22.118cm">
          <text:p/>
        </draw:line>
        <draw:line draw:style-name="gr2" draw:text-style-name="P1" draw:layer="layout" svg:x1="10.595cm" svg:y1="17.756cm" svg:x2="17.617cm" svg:y2="17.773cm">
          <text:p/>
        </draw:line>
        <draw:custom-shape draw:style-name="gr69" draw:text-style-name="P4" draw:layer="layout" svg:width="2.361cm" svg:height="5.509cm" svg:x="1.403cm" svg:y="3.477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18cm" svg:y1="4.216cm" svg:x2="16.663cm" svg:y2="4.178cm">
          <text:p/>
        </draw:line>
        <draw:frame draw:style-name="gr70" draw:text-style-name="P5" draw:layer="layout" svg:width="1.615cm" svg:height="0.645cm" svg:x="1.209cm" svg:y="18.946cm">
          <draw:text-box>
            <text:p><text:span text:style-name="T2">0 V (D)</text:span></text:p>
          </draw:text-box>
        </draw:frame>
        <draw:custom-shape draw:style-name="gr71" draw:text-style-name="P1" draw:layer="layout" svg:width="5.469cm" svg:height="3.358cm" svg:x="5.094cm" svg:y="14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2" draw:layer="layout" svg:width="3.167cm" svg:height="1.039cm" svg:x="6.269cm" svg:y="15.893cm">
          <draw:text-box>
            <text:p text:style-name="P3"><text:span text:style-name="T2">ADS1115 A/D</text:span></text:p>
            <text:p text:style-name="P3"><text:span text:style-name="T2">Board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frame draw:style-name="gr24" draw:text-style-name="P5" draw:layer="layout" svg:width="1.243cm" svg:height="0.645cm" svg:x="5.334cm" svg:y="17.606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6.456cm" svg:y="17.583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0.414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34cm" svg:y="15.02cm">
          <draw:text-box>
            <text:p><text:span text:style-name="T2">A0</text:span></text:p>
          </draw:text-box>
        </draw:frame>
        <draw:line draw:style-name="gr67" draw:text-style-name="P1" draw:layer="layout" svg:x1="1.868cm" svg:y1="16.794cm" svg:x2="5.056cm" svg:y2="16.77cm">
          <text:p/>
        </draw:line>
        <draw:custom-shape draw:style-name="gr13" draw:text-style-name="P3" draw:layer="layout" svg:width="0.289cm" svg:height="0.289cm" svg:x="4.968cm" svg:y="1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layout" svg:x1="1.849cm" svg:y1="16.044cm" svg:x2="5.078cm" svg:y2="16.009cm">
          <text:p/>
        </draw:line>
        <draw:custom-shape draw:style-name="gr13" draw:text-style-name="P3" draw:layer="layout" svg:width="0.289cm" svg:height="0.289cm" svg:x="4.957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5.048cm" svg:y="16.48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088cm" svg:y="15.638cm">
          <draw:text-box>
            <text:p><text:span text:style-name="T2">SDA</text:span></text:p>
          </draw:text-box>
        </draw:frame>
        <draw:frame draw:style-name="gr32" draw:text-style-name="P5" draw:layer="layout" svg:width="1.319cm" svg:height="0.645cm" svg:x="1.284cm" svg:y="22.218cm">
          <draw:text-box>
            <text:p><text:span text:style-name="T2">3.3 V</text:span></text:p>
          </draw:text-box>
        </draw:frame>
        <draw:line draw:style-name="gr67" draw:text-style-name="P1" draw:layer="layout" svg:x1="1.839cm" svg:y1="19.776cm" svg:x2="7.551cm" svg:y2="19.793cm">
          <text:p/>
        </draw:line>
        <draw:frame draw:style-name="gr38" draw:text-style-name="P11" draw:layer="layout" svg:width="1.244cm" svg:height="0.645cm" svg:x="15.132cm" svg:y="3.135cm">
          <draw:text-box>
            <text:p text:style-name="P3"><text:span text:style-name="T7">TB2</text:span></text:p>
          </draw:text-box>
        </draw:frame>
        <draw:g>
          <draw:custom-shape draw:style-name="gr39" draw:text-style-name="P12" draw:layer="layout" svg:width="0.155cm" svg:height="0.16cm" svg:x="15.726cm" svg:y="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7cm" svg:y1="4.11cm" svg:x2="15.868cm" svg:y2="4.219cm">
            <text:p/>
          </draw:line>
          <draw:line draw:style-name="gr40" draw:text-style-name="P1" draw:layer="layout" svg:x1="15.737cm" svg:y1="4.132cm" svg:x2="15.848cm" svg:y2="4.241cm">
            <text:p/>
          </draw:line>
        </draw:g>
        <draw:g>
          <draw:custom-shape draw:style-name="gr41" draw:text-style-name="P12" draw:layer="layout" svg:width="0.155cm" svg:height="0.16cm" svg:x="15.737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68cm" svg:y1="13.644cm" svg:x2="15.879cm" svg:y2="13.753cm">
            <text:p/>
          </draw:line>
          <draw:line draw:style-name="gr42" draw:text-style-name="P1" draw:layer="layout" svg:x1="15.748cm" svg:y1="13.666cm" svg:x2="15.859cm" svg:y2="13.775cm">
            <text:p/>
          </draw:line>
        </draw:g>
        <draw:g>
          <draw:custom-shape draw:style-name="gr39" draw:text-style-name="P12" draw:layer="layout" svg:width="0.155cm" svg:height="0.16cm" svg:x="15.735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13.644cm" svg:x2="15.877cm" svg:y2="13.753cm">
            <text:p/>
          </draw:line>
          <draw:line draw:style-name="gr40" draw:text-style-name="P1" draw:layer="layout" svg:x1="15.746cm" svg:y1="13.666cm" svg:x2="15.857cm" svg:y2="13.775cm">
            <text:p/>
          </draw:line>
        </draw:g>
        <draw:g>
          <draw:custom-shape draw:style-name="gr39" draw:text-style-name="P12" draw:layer="layout" svg:width="0.155cm" svg:height="0.16cm" svg:x="15.737cm" svg:y="1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8cm" svg:y1="14.281cm" svg:x2="15.879cm" svg:y2="14.39cm">
            <text:p/>
          </draw:line>
          <draw:line draw:style-name="gr40" draw:text-style-name="P1" draw:layer="layout" svg:x1="15.748cm" svg:y1="14.303cm" svg:x2="15.859cm" svg:y2="14.412cm">
            <text:p/>
          </draw:line>
        </draw:g>
        <draw:line draw:style-name="gr2" draw:text-style-name="P1" draw:layer="layout" svg:x1="7.533cm" svg:y1="18.226cm" svg:x2="7.585cm" svg:y2="23.374cm">
          <text:p/>
        </draw:line>
        <draw:custom-shape draw:style-name="gr13" draw:text-style-name="P3" draw:layer="layout" svg:width="0.289cm" svg:height="0.289cm" svg:x="7.363cm" svg:y="1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6.176cm" svg:y="1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8cm" svg:y="15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9cm" svg:y1="15.264cm" svg:x2="15.92cm" svg:y2="15.373cm">
            <text:p/>
          </draw:line>
          <draw:line draw:style-name="gr40" draw:text-style-name="P1" draw:layer="layout" svg:x1="15.789cm" svg:y1="15.286cm" svg:x2="15.9cm" svg:y2="15.395cm">
            <text:p/>
          </draw:line>
        </draw:g>
        <draw:frame draw:style-name="gr44" draw:text-style-name="P5" draw:layer="layout" svg:width="0.635cm" svg:height="0.645cm" svg:x="15.491cm" svg:y="13.658cm">
          <draw:text-box>
            <text:p><text:span text:style-name="T2">7</text:span></text:p>
          </draw:text-box>
        </draw:frame>
        <draw:frame draw:style-name="gr44" draw:text-style-name="P5" draw:layer="layout" svg:width="0.673cm" svg:height="0.645cm" svg:x="15.458cm" svg:y="14.267cm">
          <draw:text-box>
            <text:p><text:span text:style-name="T2">8</text:span></text:p>
          </draw:text-box>
        </draw:frame>
        <draw:frame draw:style-name="gr44" draw:text-style-name="P5" draw:layer="layout" svg:width="0.544cm" svg:height="0.645cm" svg:x="15.439cm" svg:y="5.171cm">
          <draw:text-box>
            <text:p><text:span text:style-name="T2">2</text:span></text:p>
          </draw:text-box>
        </draw:frame>
        <draw:frame draw:style-name="gr44" draw:text-style-name="P5" draw:layer="layout" svg:width="0.803cm" svg:height="0.645cm" svg:x="15.546cm" svg:y="15.266cm">
          <draw:text-box>
            <text:p><text:span text:style-name="T2">9</text:span></text:p>
          </draw:text-box>
        </draw:frame>
        <draw:custom-shape draw:style-name="gr65" draw:text-style-name="P21" draw:layer="layout" svg:width="0.283cm" svg:height="0.289cm" svg:x="6.161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0.435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55cm" svg:y="15.846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0.435cm" svg:y="1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55cm" svg:y="16.619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0.42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44cm" svg:y="17.444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5cm" svg:y="16.0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1cm" svg:y1="16.089cm" svg:x2="15.892cm" svg:y2="16.198cm">
            <text:p/>
          </draw:line>
          <draw:line draw:style-name="gr40" draw:text-style-name="P1" draw:layer="layout" svg:x1="15.761cm" svg:y1="16.111cm" svg:x2="15.872cm" svg:y2="16.22cm">
            <text:p/>
          </draw:line>
        </draw:g>
        <draw:frame draw:style-name="gr44" draw:text-style-name="P5" draw:layer="layout" svg:width="0.927cm" svg:height="0.645cm" svg:x="15.412cm" svg:y="16.098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66cm" svg:y="16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7cm" svg:y1="16.845cm" svg:x2="15.908cm" svg:y2="16.954cm">
            <text:p/>
          </draw:line>
          <draw:line draw:style-name="gr40" draw:text-style-name="P1" draw:layer="layout" svg:x1="15.777cm" svg:y1="16.867cm" svg:x2="15.888cm" svg:y2="16.976cm">
            <text:p/>
          </draw:line>
        </draw:g>
        <draw:frame draw:style-name="gr44" draw:text-style-name="P5" draw:layer="layout" svg:width="0.928cm" svg:height="0.645cm" svg:x="15.415cm" svg:y="16.854cm">
          <draw:text-box>
            <text:p><text:span text:style-name="T2">11</text:span></text:p>
          </draw:text-box>
        </draw:frame>
        <draw:g>
          <draw:custom-shape draw:style-name="gr39" draw:text-style-name="P12" draw:layer="layout" svg:width="0.155cm" svg:height="0.16cm" svg:x="15.767cm" svg:y="1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8cm" svg:y1="17.696cm" svg:x2="15.909cm" svg:y2="17.805cm">
            <text:p/>
          </draw:line>
          <draw:line draw:style-name="gr40" draw:text-style-name="P1" draw:layer="layout" svg:x1="15.778cm" svg:y1="17.718cm" svg:x2="15.889cm" svg:y2="17.827cm">
            <text:p/>
          </draw:line>
        </draw:g>
        <draw:frame draw:style-name="gr73" draw:text-style-name="P5" draw:layer="layout" svg:width="0.893cm" svg:height="0.645cm" svg:x="15.399cm" svg:y="17.748cm">
          <draw:text-box>
            <text:p><text:span text:style-name="T2">12</text:span></text:p>
          </draw:text-box>
        </draw:frame>
        <draw:frame draw:style-name="gr44" draw:text-style-name="P5" draw:layer="layout" svg:width="0.552cm" svg:height="0.645cm" svg:x="15.454cm" svg:y="4.099cm">
          <draw:text-box>
            <text:p><text:span text:style-name="T2">1</text:span></text:p>
          </draw:text-box>
        </draw:frame>
        <draw:custom-shape draw:style-name="gr74" draw:text-style-name="P1" draw:layer="layout" svg:width="2.285cm" svg:height="5.313cm" svg:x="17.561cm" svg:y="13.347cm">
          <text:p text:style-name="P3">Hall-</text:p>
          <text:p text:style-name="P3">Effect</text:p>
          <text:p text:style-name="P3">Probe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5" draw:text-style-name="P12" draw:layer="layout" svg:width="0.155cm" svg:height="0.16cm" svg:x="15.754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1" draw:layer="layout" svg:x1="15.785cm" svg:y1="22.045cm" svg:x2="15.896cm" svg:y2="22.154cm">
            <text:p/>
          </draw:line>
          <draw:line draw:style-name="gr76" draw:text-style-name="P1" draw:layer="layout" svg:x1="15.765cm" svg:y1="22.067cm" svg:x2="15.876cm" svg:y2="22.176cm">
            <text:p/>
          </draw:line>
        </draw:g>
        <draw:g>
          <draw:custom-shape draw:style-name="gr77" draw:text-style-name="P12" draw:layer="layout" svg:width="0.155cm" svg:height="0.16cm" svg:x="15.752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8" draw:text-style-name="P1" draw:layer="layout" svg:x1="15.783cm" svg:y1="22.045cm" svg:x2="15.894cm" svg:y2="22.154cm">
            <text:p/>
          </draw:line>
          <draw:line draw:style-name="gr78" draw:text-style-name="P1" draw:layer="layout" svg:x1="15.763cm" svg:y1="22.067cm" svg:x2="15.874cm" svg:y2="22.176cm">
            <text:p/>
          </draw:line>
        </draw:g>
        <draw:frame draw:style-name="gr79" draw:text-style-name="P5" draw:layer="layout" svg:width="0.906cm" svg:height="0.645cm" svg:x="15.366cm" svg:y="22.059cm">
          <draw:text-box>
            <text:p><text:span text:style-name="T2">13</text:span></text:p>
          </draw:text-box>
        </draw:frame>
        <draw:line draw:style-name="gr4" draw:text-style-name="P1" draw:layer="layout" svg:x1="13.894cm" svg:y1="22.716cm" svg:x2="17.513cm" svg:y2="22.711cm">
          <text:p/>
        </draw:line>
        <draw:g>
          <draw:custom-shape draw:style-name="gr75" draw:text-style-name="P12" draw:layer="layout" svg:width="0.155cm" svg:height="0.16cm" svg:x="15.771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1" draw:layer="layout" svg:x1="15.802cm" svg:y1="22.642cm" svg:x2="15.913cm" svg:y2="22.751cm">
            <text:p/>
          </draw:line>
          <draw:line draw:style-name="gr76" draw:text-style-name="P1" draw:layer="layout" svg:x1="15.782cm" svg:y1="22.664cm" svg:x2="15.893cm" svg:y2="22.773cm">
            <text:p/>
          </draw:line>
        </draw:g>
        <draw:g>
          <draw:custom-shape draw:style-name="gr77" draw:text-style-name="P12" draw:layer="layout" svg:width="0.155cm" svg:height="0.16cm" svg:x="15.769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8" draw:text-style-name="P1" draw:layer="layout" svg:x1="15.8cm" svg:y1="22.642cm" svg:x2="15.911cm" svg:y2="22.751cm">
            <text:p/>
          </draw:line>
          <draw:line draw:style-name="gr78" draw:text-style-name="P1" draw:layer="layout" svg:x1="15.78cm" svg:y1="22.664cm" svg:x2="15.891cm" svg:y2="22.773cm">
            <text:p/>
          </draw:line>
        </draw:g>
        <draw:frame draw:style-name="gr80" draw:text-style-name="P5" draw:layer="layout" svg:width="1.009cm" svg:height="0.645cm" svg:x="15.377cm" svg:y="22.681cm">
          <draw:text-box>
            <text:p><text:span text:style-name="T2">14</text:span></text:p>
          </draw:text-box>
        </draw:frame>
        <draw:custom-shape draw:style-name="gr81" draw:text-style-name="P1" draw:layer="layout" svg:width="3.195cm" svg:height="2.878cm" svg:x="16.712cm" svg:y="3.667cm">
          <text:p text:style-name="P3">Composite</text:p>
          <text:p text:style-name="P3">Float</text:p>
          <text:p text:style-name="P3">Switch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5.474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655cm" svg:height="0.645cm" svg:x="13.162cm" svg:y="10.294cm">
          <draw:text-box>
            <text:p><text:span text:style-name="T2">4 x 1 k</text:span></text:p>
          </draw:text-box>
        </draw:frame>
        <draw:line draw:style-name="gr2" draw:text-style-name="P1" draw:layer="layout" svg:x1="3.834cm" svg:y1="4.23cm" svg:x2="6.775cm" svg:y2="4.243cm">
          <text:p/>
        </draw:line>
        <draw:frame draw:style-name="gr12" draw:text-style-name="P5" draw:layer="layout" svg:width="1.869cm" svg:height="0.645cm" svg:x="3.662cm" svg:y="3.709cm">
          <draw:text-box>
            <text:p><text:span text:style-name="T2">GPIO 13</text:span></text:p>
          </draw:text-box>
        </draw:frame>
        <draw:custom-shape draw:style-name="gr13" draw:text-style-name="P3" draw:layer="layout" svg:width="0.289cm" svg:height="0.289cm" svg:x="3.631cm" svg:y="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795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3.477cm 10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283cm" svg:height="0.289cm" svg:x="3.128cm" svg:y="21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89cm" svg:y1="6.245cm" svg:x2="16.726cm" svg:y2="6.241cm">
          <text:p/>
        </draw:line>
        <draw:frame draw:style-name="gr44" draw:text-style-name="P5" draw:layer="layout" svg:width="0.865cm" svg:height="0.645cm" svg:x="15.476cm" svg:y="6.198cm">
          <draw:text-box>
            <text:p><text:span text:style-name="T2">3</text:span></text:p>
          </draw:text-box>
        </draw:frame>
        <draw:g>
          <draw:custom-shape draw:style-name="gr39" draw:text-style-name="P12" draw:layer="layout" svg:width="0.155cm" svg:height="0.16cm" svg:x="15.754cm" svg:y="6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5cm" svg:y1="6.176cm" svg:x2="15.896cm" svg:y2="6.285cm">
            <text:p/>
          </draw:line>
          <draw:line draw:style-name="gr40" draw:text-style-name="P1" draw:layer="layout" svg:x1="15.765cm" svg:y1="6.198cm" svg:x2="15.876cm" svg:y2="6.307cm">
            <text:p/>
          </draw:line>
        </draw:g>
        <draw:frame draw:style-name="gr54" draw:text-style-name="P5" draw:layer="layout" svg:width="1.05cm" svg:height="0.645cm" svg:x="3.05cm" svg:y="3.623cm">
          <draw:text-box>
            <text:p><text:span text:style-name="T2">33</text:span></text:p>
          </draw:text-box>
        </draw:frame>
        <draw:custom-shape draw:style-name="gr65" draw:text-style-name="P21" draw:layer="layout" svg:width="0.289cm" svg:height="0.289cm" svg:x="15.028cm" svg:y="1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4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49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38cm" svg:y="1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505cm" svg:y1="3.702cm" svg:x2="8.505cm" svg:y2="4.722cm">
          <text:p/>
        </draw:line>
        <draw:line draw:style-name="gr2" draw:text-style-name="P1" draw:layer="layout" svg:x1="8.505cm" svg:y1="3.716cm" svg:x2="7.773cm" svg:y2="4.246cm">
          <text:p/>
        </draw:line>
        <draw:line draw:style-name="gr2" draw:text-style-name="P1" draw:layer="layout" svg:x1="8.504cm" svg:y1="4.704cm" svg:x2="7.775cm" svg:y2="4.239cm">
          <text:p/>
        </draw:line>
        <draw:line draw:style-name="gr2" draw:text-style-name="P1" draw:layer="layout" svg:x1="9.047cm" svg:y1="4.728cm" svg:x2="9.047cm" svg:y2="5.748cm">
          <text:p/>
        </draw:line>
        <draw:line draw:style-name="gr2" draw:text-style-name="P1" draw:layer="layout" svg:x1="9.047cm" svg:y1="4.741cm" svg:x2="8.315cm" svg:y2="5.271cm">
          <text:p/>
        </draw:line>
        <draw:line draw:style-name="gr2" draw:text-style-name="P1" draw:layer="layout" svg:x1="9.046cm" svg:y1="5.73cm" svg:x2="8.317cm" svg:y2="5.265cm">
          <text:p/>
        </draw:line>
        <draw:line draw:style-name="gr2" draw:text-style-name="P1" draw:layer="layout" svg:x1="8.461cm" svg:y1="6.746cm" svg:x2="8.461cm" svg:y2="7.766cm">
          <text:p/>
        </draw:line>
        <draw:line draw:style-name="gr2" draw:text-style-name="P1" draw:layer="layout" svg:x1="8.461cm" svg:y1="6.759cm" svg:x2="7.729cm" svg:y2="7.289cm">
          <text:p/>
        </draw:line>
        <draw:line draw:style-name="gr2" draw:text-style-name="P1" draw:layer="layout" svg:x1="8.46cm" svg:y1="7.748cm" svg:x2="7.731cm" svg:y2="7.283cm">
          <text:p/>
        </draw:line>
        <draw:line draw:style-name="gr2" draw:text-style-name="P1" draw:layer="layout" svg:x1="9.003cm" svg:y1="7.771cm" svg:x2="9.003cm" svg:y2="8.791cm">
          <text:p/>
        </draw:line>
        <draw:line draw:style-name="gr2" draw:text-style-name="P1" draw:layer="layout" svg:x1="9.003cm" svg:y1="7.785cm" svg:x2="8.271cm" svg:y2="8.315cm">
          <text:p/>
        </draw:line>
        <draw:line draw:style-name="gr2" draw:text-style-name="P1" draw:layer="layout" svg:x1="9.001cm" svg:y1="8.773cm" svg:x2="8.272cm" svg:y2="8.308cm">
          <text:p/>
        </draw:line>
        <draw:line draw:style-name="gr2" draw:text-style-name="P1" draw:layer="layout" svg:x1="10.543cm" svg:y1="4.209cm" svg:x2="8.529cm" svg:y2="4.207cm">
          <text:p/>
        </draw:line>
        <draw:line draw:style-name="gr2" draw:text-style-name="P1" draw:layer="layout" svg:x1="7.796cm" svg:y1="4.241cm" svg:x2="6.787cm" svg:y2="4.243cm">
          <text:p/>
        </draw:line>
        <draw:line draw:style-name="gr2" draw:text-style-name="P1" draw:layer="layout" svg:x1="10.555cm" svg:y1="5.258cm" svg:x2="9.07cm" svg:y2="5.264cm">
          <text:p/>
        </draw:line>
        <draw:custom-shape draw:style-name="gr51" draw:text-style-name="P14" draw:layer="layout" svg:width="0.228cm" svg:height="0.228cm" svg:x="10.429cm" svg:y="4.0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0.352cm" svg:y="5.1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48cm" svg:y1="5.266cm" svg:x2="6.803cm" svg:y2="5.274cm">
          <text:p/>
        </draw:line>
        <draw:line draw:style-name="gr2" draw:text-style-name="P1" draw:layer="layout" svg:x1="10.483cm" svg:y1="7.257cm" svg:x2="8.469cm" svg:y2="7.255cm">
          <text:p/>
        </draw:line>
        <draw:line draw:style-name="gr2" draw:text-style-name="P1" draw:layer="layout" svg:x1="7.736cm" svg:y1="7.288cm" svg:x2="6.727cm" svg:y2="7.29cm">
          <text:p/>
        </draw:line>
        <draw:line draw:style-name="gr2" draw:text-style-name="P1" draw:layer="layout" svg:x1="10.495cm" svg:y1="8.305cm" svg:x2="9.01cm" svg:y2="8.311cm">
          <text:p/>
        </draw:line>
        <draw:custom-shape draw:style-name="gr51" draw:text-style-name="P14" draw:layer="layout" svg:width="0.228cm" svg:height="0.228cm" svg:x="10.369cm" svg:y="7.1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0.292cm" svg:y="8.19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288cm" svg:y1="8.314cm" svg:x2="6.743cm" svg:y2="8.322cm">
          <text:p/>
        </draw:line>
        <draw:custom-shape draw:style-name="gr82" draw:text-style-name="P1" draw:layer="layout" svg:width="3.755cm" svg:height="5.371cm" svg:x="6.726cm" svg:y="3.5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6.674cm" svg:y="4.13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89cm" svg:y="5.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14cm" svg:y="7.1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29cm" svg:y="8.22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1.178cm" svg:height="0.489cm" svg:x="9.903cm" svg:y="3.745cm">
          <draw:text-box>
            <text:p><text:span text:style-name="T6">3A <text:s text:c="4"/>7</text:span></text:p>
          </draw:text-box>
        </draw:frame>
        <draw:frame draw:style-name="gr59" draw:text-style-name="P18" draw:layer="layout" svg:width="1.178cm" svg:height="0.489cm" svg:x="9.87cm" svg:y="4.804cm">
          <draw:text-box>
            <text:p><text:span text:style-name="T6">4A <text:s text:c="4"/>9</text:span></text:p>
          </draw:text-box>
        </draw:frame>
        <draw:frame draw:style-name="gr59" draw:text-style-name="P18" draw:layer="layout" svg:width="1.266cm" svg:height="0.489cm" svg:x="9.865cm" svg:y="6.779cm">
          <draw:text-box>
            <text:p><text:span text:style-name="T6">5A <text:s text:c="3"/>11</text:span></text:p>
          </draw:text-box>
        </draw:frame>
        <draw:frame draw:style-name="gr59" draw:text-style-name="P18" draw:layer="layout" svg:width="1.266cm" svg:height="0.489cm" svg:x="9.753cm" svg:y="7.853cm">
          <draw:text-box>
            <text:p><text:span text:style-name="T6">6A <text:s text:c="3"/>14</text:span></text:p>
          </draw:text-box>
        </draw:frame>
        <draw:frame draw:style-name="gr59" draw:text-style-name="P18" draw:layer="layout" svg:width="1.255cm" svg:height="0.489cm" svg:x="6.148cm" svg:y="7.871cm">
          <draw:text-box>
            <text:p><text:span text:style-name="T6">15 <text:s text:c="3"/>6Y</text:span></text:p>
          </draw:text-box>
        </draw:frame>
        <draw:frame draw:style-name="gr59" draw:text-style-name="P18" draw:layer="layout" svg:width="1.248cm" svg:height="0.489cm" svg:x="6.155cm" svg:y="6.841cm">
          <draw:text-box>
            <text:p><text:span text:style-name="T6">12 <text:s text:c="3"/>5Y</text:span></text:p>
          </draw:text-box>
        </draw:frame>
        <draw:frame draw:style-name="gr59" draw:text-style-name="P18" draw:layer="layout" svg:width="1.193cm" svg:height="0.489cm" svg:x="6.29cm" svg:y="3.754cm">
          <draw:text-box>
            <text:p><text:span text:style-name="T6">6 <text:s text:c="3"/>3Y</text:span></text:p>
          </draw:text-box>
        </draw:frame>
        <draw:frame draw:style-name="gr59" draw:text-style-name="P18" draw:layer="layout" svg:width="1.193cm" svg:height="0.489cm" svg:x="6.219cm" svg:y="4.802cm">
          <draw:text-box>
            <text:p><text:span text:style-name="T6">10 <text:s text:c="2"/>4Y</text:span></text:p>
          </draw:text-box>
        </draw:frame>
        <draw:frame draw:style-name="gr60" draw:text-style-name="P17" draw:layer="layout" svg:width="2.467cm" svg:height="0.569cm" svg:x="8.255cm" svg:y="3.415cm">
          <draw:text-box>
            <text:p><text:span text:style-name="T9">P/O 74HC4050</text:span></text:p>
          </draw:text-box>
        </draw:frame>
        <draw:custom-shape draw:style-name="gr65" draw:text-style-name="P21" draw:layer="layout" svg:width="0.284cm" svg:height="0.289cm" svg:x="3.118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62cm" svg:height="0.806cm" svg:x="3.041cm" svg:y="19.047cm">
          <draw:text-box>
            <text:p><text:span text:style-name="T5">c</text:span></text:p>
          </draw:text-box>
        </draw:frame>
        <draw:frame draw:style-name="gr62" draw:text-style-name="P19" draw:layer="layout" svg:width="0.446cm" svg:height="0.806cm" svg:x="6.274cm" svg:y="22.235cm">
          <draw:text-box>
            <text:p><text:span text:style-name="T5">c</text:span></text:p>
          </draw:text-box>
        </draw:frame>
        <draw:frame draw:style-name="gr62" draw:text-style-name="P19" draw:layer="layout" svg:width="0.676cm" svg:height="0.806cm" svg:x="5.529cm" svg:y="3.465cm">
          <draw:text-box>
            <text:p><text:span text:style-name="T5">R</text:span></text:p>
          </draw:text-box>
        </draw:frame>
        <draw:frame draw:style-name="gr62" draw:text-style-name="P19" draw:layer="layout" svg:width="0.662cm" svg:height="0.806cm" svg:x="3.084cm" svg:y="21.26cm">
          <draw:text-box>
            <text:p><text:span text:style-name="T5">g</text:span></text:p>
          </draw:text-box>
        </draw:frame>
        <draw:custom-shape draw:style-name="gr65" draw:text-style-name="P21" draw:layer="layout" svg:width="0.283cm" svg:height="0.289cm" svg:x="7.437cm" svg:y="2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4.788cm" svg:y="14.491cm">
          <draw:text-box>
            <text:p><text:span text:style-name="T5">j</text:span></text:p>
          </draw:text-box>
        </draw:frame>
        <draw:frame draw:style-name="gr62" draw:text-style-name="P19" draw:layer="layout" svg:width="0.676cm" svg:height="0.806cm" svg:x="14.837cm" svg:y="15.381cm">
          <draw:text-box>
            <text:p><text:span text:style-name="T5">k</text:span></text:p>
          </draw:text-box>
        </draw:frame>
        <draw:frame draw:style-name="gr62" draw:text-style-name="P19" draw:layer="layout" svg:width="0.676cm" svg:height="0.806cm" svg:x="14.821cm" svg:y="16.149cm">
          <draw:text-box>
            <text:p><text:span text:style-name="T5">l</text:span></text:p>
          </draw:text-box>
        </draw:frame>
        <draw:frame draw:style-name="gr62" draw:text-style-name="P19" draw:layer="layout" svg:width="0.657cm" svg:height="0.806cm" svg:x="14.749cm" svg:y="16.994cm">
          <draw:text-box>
            <text:p><text:span text:style-name="T5">m</text:span></text:p>
          </draw:text-box>
        </draw:frame>
        <draw:line draw:style-name="gr2" draw:text-style-name="P1" draw:layer="layout" svg:x1="10.466cm" svg:y1="5.254cm" svg:x2="16.638cm" svg:y2="5.241cm">
          <text:p/>
        </draw:line>
        <draw:g>
          <draw:custom-shape draw:style-name="gr39" draw:text-style-name="P12" draw:layer="layout" svg:width="0.155cm" svg:height="0.16cm" svg:x="15.706cm" svg:y="5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37cm" svg:y1="5.183cm" svg:x2="15.848cm" svg:y2="5.292cm">
            <text:p/>
          </draw:line>
          <draw:line draw:style-name="gr40" draw:text-style-name="P1" draw:layer="layout" svg:x1="15.717cm" svg:y1="5.205cm" svg:x2="15.828cm" svg:y2="5.314cm">
            <text:p/>
          </draw:line>
        </draw:g>
        <draw:custom-shape draw:style-name="gr53" draw:text-style-name="P15" draw:layer="layout" svg:width="1.222cm" svg:height="0.309cm" draw:transform="rotate (-1.56660753659011) translate (13.913cm 1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334cm" svg:y1="10.042cm" svg:x2="13.299cm" svg:y2="4.193cm">
          <text:p/>
        </draw:line>
        <draw:frame draw:style-name="gr83" draw:text-style-name="P18" draw:layer="layout" svg:width="1.197cm" svg:height="0.727cm" svg:x="14.71cm" svg:y="5.588cm">
          <draw:text-box>
            <text:p><text:span text:style-name="T6">Com</text:span></text:p>
            <text:p><text:span text:style-name="T6">(Blue)</text:span></text:p>
          </draw:text-box>
        </draw:frame>
        <draw:frame draw:style-name="gr83" draw:text-style-name="P18" draw:layer="layout" svg:width="1.321cm" svg:height="0.727cm" svg:x="14.565cm" svg:y="4.559cm">
          <draw:text-box>
            <text:p><text:span text:style-name="T6">Min</text:span></text:p>
            <text:p><text:span text:style-name="T6">(Brown)</text:span></text:p>
          </draw:text-box>
        </draw:frame>
        <draw:frame draw:style-name="gr83" draw:text-style-name="P18" draw:layer="layout" svg:width="1.465cm" svg:height="0.727cm" svg:x="14.421cm" svg:y="3.521cm">
          <draw:text-box>
            <text:p><text:span text:style-name="T6">Max</text:span></text:p>
            <text:p><text:span text:style-name="T6">(Orange)</text:span></text:p>
          </draw:text-box>
        </draw:frame>
        <draw:line draw:style-name="gr2" draw:text-style-name="P1" draw:layer="layout" svg:x1="3.803cm" svg:y1="5.26cm" svg:x2="6.792cm" svg:y2="5.297cm">
          <text:p/>
        </draw:line>
        <draw:frame draw:style-name="gr52" draw:text-style-name="P5" draw:layer="layout" svg:width="1.675cm" svg:height="0.645cm" svg:x="3.628cm" svg:y="4.739cm">
          <draw:text-box>
            <text:p><text:span text:style-name="T2">GPIO 6</text:span></text:p>
          </draw:text-box>
        </draw:frame>
        <draw:custom-shape draw:style-name="gr13" draw:text-style-name="P3" draw:layer="layout" svg:width="0.289cm" svg:height="0.289cm" svg:x="3.597cm" svg:y="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761cm" svg:y="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16cm" svg:y="4.653cm">
          <draw:text-box>
            <text:p><text:span text:style-name="T2">31</text:span></text:p>
          </draw:text-box>
        </draw:frame>
        <draw:frame draw:style-name="gr62" draw:text-style-name="P19" draw:layer="layout" svg:width="0.567cm" svg:height="0.806cm" svg:x="5.505cm" svg:y="4.525cm">
          <draw:text-box>
            <text:p><text:span text:style-name="T5">S</text:span></text:p>
          </draw:text-box>
        </draw:frame>
        <draw:frame draw:style-name="gr84" draw:text-style-name="P6" draw:layer="layout" svg:width="18.105cm" svg:height="0.962cm" svg:x="1.261cm" svg:y="27.508cm">
          <draw:text-box>
            <text:p text:style-name="P3"><text:span text:style-name="T3">Sensor and Control Assembly </text:span><text:span text:style-name="T1">Circuit (Lady Hanham Additions)</text:span></text:p>
          </draw:text-box>
        </draw:frame>
        <draw:g>
          <draw:custom-shape draw:style-name="gr39" draw:text-style-name="P12" draw:layer="layout" svg:width="0.155cm" svg:height="0.16cm" svg:x="15.726cm" svg:y="7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7cm" svg:y1="7.231cm" svg:x2="15.868cm" svg:y2="7.34cm">
            <text:p/>
          </draw:line>
          <draw:line draw:style-name="gr40" draw:text-style-name="P1" draw:layer="layout" svg:x1="15.737cm" svg:y1="7.253cm" svg:x2="15.848cm" svg:y2="7.362cm">
            <text:p/>
          </draw:line>
        </draw:g>
        <draw:frame draw:style-name="gr44" draw:text-style-name="P5" draw:layer="layout" svg:width="0.51cm" svg:height="0.645cm" svg:x="15.429cm" svg:y="8.313cm">
          <draw:text-box>
            <text:p><text:span text:style-name="T2">5</text:span></text:p>
          </draw:text-box>
        </draw:frame>
        <draw:custom-shape draw:style-name="gr85" draw:text-style-name="P1" draw:layer="layout" svg:width="3.195cm" svg:height="3.054cm" svg:x="16.712cm" svg:y="6.855cm">
          <text:p text:style-name="P3">Composite</text:p>
          <text:p text:style-name="P3">Float</text:p>
          <text:p text:style-name="P3">Switch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5" draw:layer="layout" svg:width="0.898cm" svg:height="0.645cm" svg:x="15.443cm" svg:y="9.319cm">
          <draw:text-box>
            <text:p><text:span text:style-name="T2">6</text:span></text:p>
          </draw:text-box>
        </draw:frame>
        <draw:g>
          <draw:custom-shape draw:style-name="gr39" draw:text-style-name="P12" draw:layer="layout" svg:width="0.155cm" svg:height="0.16cm" svg:x="15.723cm" svg:y="9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4cm" svg:y1="9.303cm" svg:x2="15.865cm" svg:y2="9.412cm">
            <text:p/>
          </draw:line>
          <draw:line draw:style-name="gr40" draw:text-style-name="P1" draw:layer="layout" svg:x1="15.734cm" svg:y1="9.325cm" svg:x2="15.845cm" svg:y2="9.434cm">
            <text:p/>
          </draw:line>
        </draw:g>
        <draw:frame draw:style-name="gr44" draw:text-style-name="P5" draw:layer="layout" svg:width="0.544cm" svg:height="0.645cm" svg:x="15.453cm" svg:y="7.234cm">
          <draw:text-box>
            <text:p><text:span text:style-name="T2">4</text:span></text:p>
          </draw:text-box>
        </draw:frame>
        <draw:g>
          <draw:custom-shape draw:style-name="gr39" draw:text-style-name="P12" draw:layer="layout" svg:width="0.155cm" svg:height="0.16cm" svg:x="15.706cm" svg:y="8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37cm" svg:y1="8.304cm" svg:x2="15.848cm" svg:y2="8.413cm">
            <text:p/>
          </draw:line>
          <draw:line draw:style-name="gr40" draw:text-style-name="P1" draw:layer="layout" svg:x1="15.717cm" svg:y1="8.326cm" svg:x2="15.828cm" svg:y2="8.435cm">
            <text:p/>
          </draw:line>
        </draw:g>
        <draw:line draw:style-name="gr2" draw:text-style-name="P1" draw:layer="layout" svg:x1="10.44cm" svg:y1="8.331cm" svg:x2="16.699cm" svg:y2="8.36cm">
          <text:p/>
        </draw:line>
        <draw:line draw:style-name="gr2" draw:text-style-name="P1" draw:layer="layout" svg:x1="3.822cm" svg:y1="7.247cm" svg:x2="6.763cm" svg:y2="7.26cm">
          <text:p/>
        </draw:line>
        <draw:frame draw:style-name="gr12" draw:text-style-name="P5" draw:layer="layout" svg:width="1.869cm" svg:height="0.645cm" svg:x="3.647cm" svg:y="6.726cm">
          <draw:text-box>
            <text:p><text:span text:style-name="T2">GPIO 26</text:span></text:p>
          </draw:text-box>
        </draw:frame>
        <draw:custom-shape draw:style-name="gr13" draw:text-style-name="P3" draw:layer="layout" svg:width="0.289cm" svg:height="0.289cm" svg:x="3.61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78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35cm" svg:y="6.64cm">
          <draw:text-box>
            <text:p><text:span text:style-name="T2">37</text:span></text:p>
          </draw:text-box>
        </draw:frame>
        <draw:frame draw:style-name="gr62" draw:text-style-name="P19" draw:layer="layout" svg:width="0.676cm" svg:height="0.806cm" svg:x="5.446cm" svg:y="6.456cm">
          <draw:text-box>
            <text:p><text:span text:style-name="T5">T</text:span></text:p>
          </draw:text-box>
        </draw:frame>
        <draw:line draw:style-name="gr2" draw:text-style-name="P1" draw:layer="layout" svg:x1="3.788cm" svg:y1="8.277cm" svg:x2="6.757cm" svg:y2="8.339cm">
          <text:p/>
        </draw:line>
        <draw:frame draw:style-name="gr12" draw:text-style-name="P5" draw:layer="layout" svg:width="1.869cm" svg:height="0.645cm" svg:x="3.613cm" svg:y="7.756cm">
          <draw:text-box>
            <text:p><text:span text:style-name="T2">GPIO 19</text:span></text:p>
          </draw:text-box>
        </draw:frame>
        <draw:custom-shape draw:style-name="gr13" draw:text-style-name="P3" draw:layer="layout" svg:width="0.289cm" svg:height="0.289cm" svg:x="3.582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5.746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01cm" svg:y="7.67cm">
          <draw:text-box>
            <text:p><text:span text:style-name="T2">35</text:span></text:p>
          </draw:text-box>
        </draw:frame>
        <draw:frame draw:style-name="gr62" draw:text-style-name="P19" draw:layer="layout" svg:width="0.567cm" svg:height="0.806cm" svg:x="5.476cm" svg:y="7.534cm">
          <draw:text-box>
            <text:p><text:span text:style-name="T5">U</text:span></text:p>
          </draw:text-box>
        </draw:frame>
        <draw:custom-shape draw:style-name="gr53" draw:text-style-name="P15" draw:layer="layout" svg:width="1.222cm" svg:height="0.309cm" draw:transform="rotate (-1.56660753659011) translate (14.823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1.222cm" svg:height="0.309cm" draw:transform="rotate (-1.56660753659011) translate (14.357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09cm" svg:height="0.093cm" svg:x="13.32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83cm" svg:y1="10.042cm" svg:x2="13.713cm" svg:y2="5.23cm">
          <text:p/>
        </draw:line>
        <draw:custom-shape draw:style-name="gr51" draw:text-style-name="P14" draw:layer="layout" svg:width="0.09cm" svg:height="0.093cm" svg:x="13.755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05cm" svg:y1="10.016cm" svg:x2="14.179cm" svg:y2="7.287cm">
          <text:p/>
        </draw:line>
        <draw:custom-shape draw:style-name="gr51" draw:text-style-name="P14" draw:layer="layout" svg:width="0.09cm" svg:height="0.093cm" svg:x="14.202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671cm" svg:y1="10.033cm" svg:x2="14.662cm" svg:y2="8.351cm">
          <text:p/>
        </draw:line>
        <draw:custom-shape draw:style-name="gr51" draw:text-style-name="P14" draw:layer="layout" svg:width="0.09cm" svg:height="0.093cm" svg:x="14.126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98cm" svg:y1="20.187cm" svg:x2="12.526cm" svg:y2="5.269cm">
          <text:p/>
        </draw:line>
        <draw:custom-shape draw:style-name="gr51" draw:text-style-name="P14" draw:layer="layout" svg:width="0.09cm" svg:height="0.093cm" svg:x="14.6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52cm" svg:y1="24.685cm" svg:x2="17.596cm" svg:y2="24.702cm">
          <text:p/>
        </draw:line>
        <draw:line draw:style-name="gr2" draw:text-style-name="P1" draw:layer="layout" svg:x1="10.452cm" svg:y1="25.441cm" svg:x2="17.596cm" svg:y2="25.458cm">
          <text:p/>
        </draw:line>
        <draw:line draw:style-name="gr2" draw:text-style-name="P1" draw:layer="layout" svg:x1="10.435cm" svg:y1="26.291cm" svg:x2="17.579cm" svg:y2="26.308cm">
          <text:p/>
        </draw:line>
        <draw:line draw:style-name="gr2" draw:text-style-name="P1" draw:layer="layout" svg:x1="10.467cm" svg:y1="23.853cm" svg:x2="17.611cm" svg:y2="23.87cm">
          <text:p/>
        </draw:line>
        <draw:line draw:style-name="gr2" draw:text-style-name="P1" draw:layer="layout" svg:x1="4.135cm" svg:y1="25.352cm" svg:x2="5.052cm" svg:y2="25.357cm">
          <text:p/>
        </draw:line>
        <draw:line draw:style-name="gr2" draw:text-style-name="P1" draw:layer="layout" svg:x1="4.555cm" svg:y1="24.599cm" svg:x2="5.136cm" svg:y2="24.591cm">
          <text:p/>
        </draw:line>
        <draw:g>
          <draw:custom-shape draw:style-name="gr39" draw:text-style-name="P12" draw:layer="layout" svg:width="0.155cm" svg:height="0.16cm" svg:x="15.779cm" svg:y="23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779cm" svg:x2="15.921cm" svg:y2="23.888cm">
            <text:p/>
          </draw:line>
          <draw:line draw:style-name="gr40" draw:text-style-name="P1" draw:layer="layout" svg:x1="15.79cm" svg:y1="23.801cm" svg:x2="15.901cm" svg:y2="23.91cm">
            <text:p/>
          </draw:line>
        </draw:g>
        <draw:frame draw:style-name="gr44" draw:text-style-name="P5" draw:layer="layout" svg:width="0.906cm" svg:height="0.645cm" svg:x="15.405cm" svg:y="23.801cm">
          <draw:text-box>
            <text:p><text:span text:style-name="T2">15</text:span></text:p>
          </draw:text-box>
        </draw:frame>
        <draw:g>
          <draw:custom-shape draw:style-name="gr39" draw:text-style-name="P12" draw:layer="layout" svg:width="0.155cm" svg:height="0.16cm" svg:x="15.76cm" svg:y="2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11cm" svg:x2="15.902cm" svg:y2="24.72cm">
            <text:p/>
          </draw:line>
          <draw:line draw:style-name="gr40" draw:text-style-name="P1" draw:layer="layout" svg:x1="15.771cm" svg:y1="24.633cm" svg:x2="15.882cm" svg:y2="24.742cm">
            <text:p/>
          </draw:line>
        </draw:g>
        <draw:frame draw:style-name="gr44" draw:text-style-name="P5" draw:layer="layout" svg:width="0.927cm" svg:height="0.645cm" svg:x="15.374cm" svg:y="24.633cm">
          <draw:text-box>
            <text:p><text:span text:style-name="T2">16</text:span></text:p>
          </draw:text-box>
        </draw:frame>
        <draw:g>
          <draw:custom-shape draw:style-name="gr39" draw:text-style-name="P12" draw:layer="layout" svg:width="0.155cm" svg:height="0.16cm" svg:x="15.76cm" svg:y="25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367cm" svg:x2="15.902cm" svg:y2="25.476cm">
            <text:p/>
          </draw:line>
          <draw:line draw:style-name="gr40" draw:text-style-name="P1" draw:layer="layout" svg:x1="15.771cm" svg:y1="25.389cm" svg:x2="15.882cm" svg:y2="25.498cm">
            <text:p/>
          </draw:line>
        </draw:g>
        <draw:frame draw:style-name="gr44" draw:text-style-name="P5" draw:layer="layout" svg:width="0.928cm" svg:height="0.645cm" svg:x="15.377cm" svg:y="25.389cm">
          <draw:text-box>
            <text:p><text:span text:style-name="T2">17</text:span></text:p>
          </draw:text-box>
        </draw:frame>
        <draw:g>
          <draw:custom-shape draw:style-name="gr39" draw:text-style-name="P12" draw:layer="layout" svg:width="0.155cm" svg:height="0.16cm" svg:x="15.741cm" svg:y="2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17cm" svg:x2="15.883cm" svg:y2="26.326cm">
            <text:p/>
          </draw:line>
          <draw:line draw:style-name="gr40" draw:text-style-name="P1" draw:layer="layout" svg:x1="15.752cm" svg:y1="26.239cm" svg:x2="15.863cm" svg:y2="26.348cm">
            <text:p/>
          </draw:line>
        </draw:g>
        <draw:frame draw:style-name="gr45" draw:text-style-name="P5" draw:layer="layout" svg:width="0.893cm" svg:height="1.039cm" svg:x="15.379cm" svg:y="26.239cm">
          <draw:text-box>
            <text:p><text:span text:style-name="T2">18</text:span></text:p>
          </draw:text-box>
        </draw:frame>
        <draw:custom-shape draw:style-name="gr86" draw:text-style-name="P1" draw:layer="layout" svg:width="2.285cm" svg:height="5.173cm" svg:x="17.561cm" svg:y="21.617cm">
          <text:p text:style-name="P3">Hall-</text:p>
          <text:p text:style-name="P3">Effect</text:p>
          <text:p text:style-name="P3">Probe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289cm" svg:height="0.289cm" svg:x="14.99cm" svg:y="2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11cm" svg:y="2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.01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15cm" svg:y="2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4.75cm" svg:y="23.026cm">
          <draw:text-box>
            <text:p><text:span text:style-name="T5">v</text:span></text:p>
          </draw:text-box>
        </draw:frame>
        <draw:frame draw:style-name="gr62" draw:text-style-name="P19" draw:layer="layout" svg:width="0.676cm" svg:height="0.806cm" svg:x="14.73cm" svg:y="23.955cm">
          <draw:text-box>
            <text:p><text:span text:style-name="T5">w</text:span></text:p>
          </draw:text-box>
        </draw:frame>
        <draw:frame draw:style-name="gr62" draw:text-style-name="P19" draw:layer="layout" svg:width="0.676cm" svg:height="0.806cm" svg:x="14.799cm" svg:y="24.662cm">
          <draw:text-box>
            <text:p><text:span text:style-name="T5">x</text:span></text:p>
          </draw:text-box>
        </draw:frame>
        <draw:frame draw:style-name="gr62" draw:text-style-name="P19" draw:layer="layout" svg:width="0.676cm" svg:height="0.806cm" svg:x="14.692cm" svg:y="25.525cm">
          <draw:text-box>
            <text:p><text:span text:style-name="T5">y</text:span></text:p>
          </draw:text-box>
        </draw:frame>
        <draw:frame draw:style-name="gr83" draw:text-style-name="P18" draw:layer="layout" svg:width="1.16cm" svg:height="0.727cm" svg:x="14.725cm" svg:y="8.711cm">
          <draw:text-box>
            <text:p><text:span text:style-name="T6">Com</text:span></text:p>
            <text:p><text:span text:style-name="T6">(Blue)</text:span></text:p>
          </draw:text-box>
        </draw:frame>
        <draw:frame draw:style-name="gr83" draw:text-style-name="P18" draw:layer="layout" svg:width="1.369cm" svg:height="0.727cm" svg:x="14.544cm" svg:y="7.706cm">
          <draw:text-box>
            <text:p><text:span text:style-name="T6">Min</text:span></text:p>
            <text:p><text:span text:style-name="T6">(Brown)</text:span></text:p>
          </draw:text-box>
        </draw:frame>
        <draw:frame draw:style-name="gr83" draw:text-style-name="P18" draw:layer="layout" svg:width="1.387cm" svg:height="0.727cm" svg:x="14.433cm" svg:y="6.628cm">
          <draw:text-box>
            <text:p><text:span text:style-name="T6">Max</text:span></text:p>
            <text:p><text:span text:style-name="T6">(Orange)</text:span></text:p>
          </draw:text-box>
        </draw:frame>
        <draw:custom-shape draw:style-name="gr65" draw:text-style-name="P21" draw:layer="layout" svg:width="0.289cm" svg:height="0.289cm" svg:x="2.649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9cm" svg:height="0.289cm" svg:x="2.637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2.719cm" svg:y="15.781cm">
          <draw:text-box>
            <text:p><text:span text:style-name="T5">p</text:span></text:p>
          </draw:text-box>
        </draw:frame>
        <draw:frame draw:style-name="gr62" draw:text-style-name="P19" draw:layer="layout" svg:width="0.676cm" svg:height="0.806cm" svg:x="2.655cm" svg:y="16.566cm">
          <draw:text-box>
            <text:p><text:span text:style-name="T5">q</text:span></text:p>
          </draw:text-box>
        </draw:frame>
        <draw:frame draw:style-name="gr45" draw:text-style-name="P5" draw:layer="layout" svg:width="3.975cm" svg:height="1.039cm" svg:x="1.15cm" svg:y="14.675cm">
          <draw:text-box>
            <text:p><text:span text:style-name="T2">To / From Main Veroboard</text:span></text:p>
          </draw:text-box>
        </draw:frame>
        <draw:line draw:style-name="gr2" draw:text-style-name="P1" draw:layer="layout" svg:x1="4.538cm" svg:y1="16.019cm" svg:x2="4.536cm" svg:y2="24.628cm">
          <text:p/>
        </draw:line>
        <draw:line draw:style-name="gr2" draw:text-style-name="P1" draw:layer="layout" svg:x1="4.161cm" svg:y1="16.774cm" svg:x2="4.137cm" svg:y2="25.377cm">
          <text:p/>
        </draw:line>
        <draw:frame draw:style-name="gr45" draw:text-style-name="P5" draw:layer="layout" svg:width="2.267cm" svg:height="1.039cm" svg:x="0.959cm" svg:y="20.351cm">
          <draw:text-box>
            <text:p><text:span text:style-name="T2">From Main</text:span></text:p>
            <text:p><text:span text:style-name="T2">Veroboard</text:span></text:p>
          </draw:text-box>
        </draw:frame>
        <draw:custom-shape draw:style-name="gr65" draw:text-style-name="P21" draw:layer="layout" svg:width="0.289cm" svg:height="0.289cm" svg:x="11.661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34cm" svg:height="0.806cm" svg:x="11.727cm" svg:y="11.443cm">
          <draw:text-box>
            <text:p><text:span text:style-name="T5">a</text:span></text:p>
          </draw:text-box>
        </draw:frame>
        <draw:custom-shape draw:style-name="gr65" draw:text-style-name="P21" draw:layer="layout" svg:width="0.289cm" svg:height="0.289cm" svg:x="11.64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4cm" svg:height="0.806cm" svg:x="11.75cm" svg:y="12.084cm">
          <draw:text-box>
            <text:p><text:span text:style-name="T5">b</text:span></text:p>
          </draw:text-box>
        </draw:frame>
        <draw:frame draw:style-name="gr87" draw:text-style-name="P5" draw:layer="layout" svg:width="6.189cm" svg:height="0.645cm" svg:x="5.05cm" svg:y="12.074cm">
          <draw:text-box>
            <text:p><text:span text:style-name="T2">12 V <text:s/>From Main Veroboard</text:span></text:p>
          </draw:text-box>
        </draw:frame>
        <draw:frame draw:style-name="gr62" draw:text-style-name="P19" draw:layer="layout" svg:width="5.488cm" svg:height="0.806cm" svg:x="11.141cm" svg:y="2.183cm">
          <draw:text-box>
            <text:p><text:span text:style-name="T5">Mezzanine Veroboard</text:span></text:p>
          </draw:text-box>
        </draw:frame>
        <draw:custom-shape draw:style-name="gr65" draw:text-style-name="P21" draw:layer="layout" svg:width="0.289cm" svg:height="0.289cm" svg:x="11.676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1.395cm" svg:y="3.458cm">
          <draw:text-box>
            <text:p><text:span text:style-name="T5">h</text:span></text:p>
          </draw:text-box>
        </draw:frame>
        <draw:custom-shape draw:style-name="gr65" draw:text-style-name="P21" draw:layer="layout" svg:width="0.289cm" svg:height="0.289cm" svg:x="11.642cm" svg:y="5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719cm" svg:height="0.806cm" svg:x="11.375cm" svg:y="4.501cm">
          <draw:text-box>
            <text:p><text:span text:style-name="T5">s</text:span></text:p>
          </draw:text-box>
        </draw:frame>
        <draw:custom-shape draw:style-name="gr65" draw:text-style-name="P21" draw:layer="layout" svg:width="0.289cm" svg:height="0.289cm" svg:x="11.661cm" svg:y="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1.37cm" svg:y="6.439cm">
          <draw:text-box>
            <text:p><text:span text:style-name="T5">t</text:span></text:p>
          </draw:text-box>
        </draw:frame>
        <draw:custom-shape draw:style-name="gr65" draw:text-style-name="P21" draw:layer="layout" svg:width="0.289cm" svg:height="0.289cm" svg:x="11.662cm" svg:y="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719cm" svg:height="0.806cm" svg:x="11.386cm" svg:y="7.509cm">
          <draw:text-box>
            <text:p><text:span text:style-name="T5">u</text:span></text:p>
          </draw:text-box>
        </draw:frame>
        <draw:custom-shape draw:style-name="gr88" draw:text-style-name="P1" draw:layer="layout" svg:width="8.372cm" svg:height="4.333cm" svg:x="2.955cm" svg:y="18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6.179cm" svg:height="6.779cm" svg:x="4.678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19" draw:layer="layout" svg:width="5.488cm" svg:height="0.806cm" svg:x="4.554cm" svg:y="8.85cm">
          <draw:text-box>
            <text:p><text:span text:style-name="T5">P/O Main Veroboard</text:span></text:p>
          </draw:text-box>
        </draw:frame>
        <draw:custom-shape draw:style-name="gr90" draw:text-style-name="P1" draw:layer="layout" svg:width="5.368cm" svg:height="3.286cm" svg:x="5.108cm" svg:y="23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2" draw:layer="layout" svg:width="3.167cm" svg:height="1.039cm" svg:x="6.894cm" svg:y="24.268cm">
          <draw:text-box>
            <text:p text:style-name="P3"><text:span text:style-name="T2">ADS1115 A/D</text:span></text:p>
            <text:p text:style-name="P3"><text:span text:style-name="T2">Board</text:span></text:p>
          </draw:text-box>
        </draw:frame>
        <draw:frame draw:style-name="gr24" draw:text-style-name="P5" draw:layer="layout" svg:width="1.243cm" svg:height="0.645cm" svg:x="5.285cm" svg:y="23.411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6.519cm" svg:y="23.37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0.328cm" svg:y="2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48cm" svg:y="23.534cm">
          <draw:text-box>
            <text:p><text:span text:style-name="T2">A0</text:span></text:p>
          </draw:text-box>
        </draw:frame>
        <draw:custom-shape draw:style-name="gr13" draw:text-style-name="P3" draw:layer="layout" svg:width="0.289cm" svg:height="0.289cm" svg:x="4.983cm" svg:y="25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4.972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5.063cm" svg:y="25.075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103cm" svg:y="24.233cm">
          <draw:text-box>
            <text:p><text:span text:style-name="T2">SDA</text:span></text:p>
          </draw:text-box>
        </draw:frame>
        <draw:custom-shape draw:style-name="gr13" draw:text-style-name="P3" draw:layer="layout" svg:width="0.289cm" svg:height="0.289cm" svg:x="7.445cm" svg:y="2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6.154cm" svg:y="2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0.349cm" svg:y="2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69cm" svg:y="24.36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0.349cm" svg:y="2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69cm" svg:y="25.133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0.338cm" svg:y="2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58cm" svg:y="25.958cm">
          <draw:text-box>
            <text:p><text:span text:style-name="T2">A3</text:span></text:p>
          </draw:text-box>
        </draw:frame>
        <draw:custom-shape draw:style-name="gr91" draw:text-style-name="P1" draw:layer="layout" svg:width="5.126cm" svg:height="24.99cm" svg:x="11.327cm" svg:y="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088cm" svg:height="0.093cm" svg:x="7.525cm" svg:y="20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8cm" svg:height="0.093cm" svg:x="6.248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3cm" svg:height="0.289cm" svg:x="6.189cm" svg:y="1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3cm" svg:height="0.289cm" svg:x="7.423cm" svg:y="1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521cm" svg:height="0.806cm" svg:x="7.492cm" svg:y="22.204cm">
          <draw:text-box>
            <text:p><text:span text:style-name="T5">g</text:span></text:p>
          </draw:text-box>
        </draw:frame>
        <draw:custom-shape draw:style-name="gr51" draw:text-style-name="P14" draw:layer="layout" svg:width="0.088cm" svg:height="0.093cm" svg:x="4.115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8cm" svg:height="0.093cm" svg:x="4.499cm" svg:y="1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41cm" svg:y1="12.128cm" svg:x2="14.239cm" svg:y2="11.247cm">
          <text:p/>
        </draw:line>
        <draw:line draw:style-name="gr2" draw:text-style-name="P1" draw:layer="layout" svg:x1="13.801cm" svg:y1="12.119cm" svg:x2="13.799cm" svg:y2="11.238cm">
          <text:p/>
        </draw:line>
        <draw:line draw:style-name="gr2" draw:text-style-name="P1" draw:layer="layout" svg:x1="13.362cm" svg:y1="12.144cm" svg:x2="13.348cm" svg:y2="11.246cm">
          <text:p/>
        </draw:line>
        <draw:line draw:style-name="gr2" draw:text-style-name="P1" draw:layer="layout" svg:x1="14.682cm" svg:y1="22.12cm" svg:x2="14.681cm" svg:y2="11.25cm">
          <text:p/>
        </draw:line>
        <draw:line draw:style-name="gr2" draw:text-style-name="P1" draw:layer="layout" svg:x1="13.921cm" svg:y1="22.714cm" svg:x2="13.948cm" svg:y2="12.768cm">
          <text:p/>
        </draw:line>
        <draw:custom-shape draw:style-name="gr51" draw:text-style-name="P14" draw:layer="layout" svg:width="0.09cm" svg:height="0.093cm" svg:x="12.446cm" svg:y="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3.252cm" svg:y="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3.667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4.648cm" svg:y="1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1" draw:layer="layout" svg:x1="7.552cm" svg:y1="20.172cm" svg:x2="12.536cm" svg:y2="20.172cm">
          <text:p/>
        </draw:line>
        <draw:custom-shape draw:style-name="gr51" draw:text-style-name="P14" draw:layer="layout" svg:width="0.088cm" svg:height="0.093cm" svg:x="7.507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4.6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3.894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1.497cm" svg:height="0.645cm" svg:x="8.285cm" svg:y="23.409cm">
          <draw:text-box>
            <text:p><text:span text:style-name="T2">ADDR</text:span></text:p>
          </draw:text-box>
        </draw:frame>
        <draw:custom-shape draw:style-name="gr13" draw:text-style-name="P3" draw:layer="layout" svg:width="0.289cm" svg:height="0.289cm" svg:x="8.922cm" svg:y="2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1.497cm" svg:height="0.645cm" svg:x="8.267cm" svg:y="17.503cm">
          <draw:text-box>
            <text:p><text:span text:style-name="T2">ADDR</text:span></text:p>
          </draw:text-box>
        </draw:frame>
        <draw:custom-shape draw:style-name="gr13" draw:text-style-name="P3" draw:layer="layout" svg:width="0.289cm" svg:height="0.289cm" svg:x="8.859cm" svg:y="1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1" draw:layer="layout" svg:x1="6.318cm" svg:y1="20.743cm" svg:x2="9.032cm" svg:y2="20.738cm">
          <text:p/>
        </draw:line>
        <draw:custom-shape draw:style-name="gr51" draw:text-style-name="P14" draw:layer="layout" svg:width="0.088cm" svg:height="0.093cm" svg:x="6.293cm" svg:y="2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3cm" svg:height="0.289cm" svg:x="8.86cm" svg:y="1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446cm" svg:height="0.806cm" svg:x="9.016cm" svg:y="18.767cm">
          <draw:text-box>
            <text:p><text:span text:style-name="T5">c</text:span></text:p>
          </draw:text-box>
        </draw:frame>
        <draw:frame draw:style-name="gr62" draw:text-style-name="P19" draw:layer="layout" svg:width="0.446cm" svg:height="0.806cm" svg:x="6.31cm" svg:y="18.8cm">
          <draw:text-box>
            <text:p><text:span text:style-name="T5">c</text:span></text:p>
          </draw:text-box>
        </draw:frame>
        <draw:frame draw:style-name="gr62" draw:text-style-name="P19" draw:layer="layout" svg:width="0.521cm" svg:height="0.806cm" svg:x="7.478cm" svg:y="18.731cm">
          <draw:text-box>
            <text:p><text:span text:style-name="T5">g</text:span></text:p>
          </draw:text-box>
        </draw:frame>
        <draw:line draw:style-name="gr92" draw:text-style-name="P1" draw:layer="layout" svg:x1="4.181cm" svg:y1="21.353cm" svg:x2="9.072cm" svg:y2="21.353cm">
          <text:p/>
        </draw:line>
        <draw:custom-shape draw:style-name="gr51" draw:text-style-name="P14" draw:layer="layout" svg:width="0.088cm" svg:height="0.093cm" svg:x="4.121cm" svg:y="21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1" draw:layer="layout" svg:width="0.283cm" svg:height="0.289cm" svg:x="8.921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8.994cm" svg:y="22.23cm">
          <draw:text-box>
            <text:p><text:span text:style-name="T5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10-06T11:01:12.649187609</dc:date>
    <meta:editing-duration>P1DT12H46M13S</meta:editing-duration>
    <meta:editing-cycles>175</meta:editing-cycles>
    <meta:generator>LibreOffice/6.2.7.1$Linux_X86_64 LibreOffice_project/20$Build-1</meta:generator>
    <dc:creator>Terry Coles</dc:creator>
    <meta:printed-by>Terry Coles</meta:printed-by>
    <meta:print-date>2019-10-06T10:47:54.257849597</meta:print-date>
    <meta:document-statistic meta:object-count="675"/>
  </office:meta>
</office:document-meta>
</file>